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_ac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Standard Deviation Iterations Per Second</text:p>
          </table:table-cell>
          <table:table-cell office:value-type="string" calcext:value-type="string">
            <text:p>Run Time Average</text:p>
          </table:table-cell>
          <table:table-cell office:value-type="string" calcext:value-type="string">
            <text:p>Run Time Median</text:p>
          </table:table-cell>
          <table:table-cell office:value-type="string" calcext:value-type="string">
            <text:p>Run Time Minimum</text:p>
          </table:table-cell>
          <table:table-cell office:value-type="string" calcext:value-type="string">
            <text:p>Run Time Maximum</text:p>
          </table:table-cell>
          <table:table-cell office:value-type="string" calcext:value-type="string">
            <text:p>Run Time Standard Deviation</text:p>
          </table:table-cell>
          <table:table-cell office:value-type="string" calcext:value-type="string">
            <text:p>Run Time Standard Deviation Ratio</text:p>
          </table:table-cell>
          <table:table-cell office:value-type="string" calcext:value-type="string">
            <text:p>Run Time Sample Size</text:p>
          </table:table-cell>
          <table:table-cell office:value-type="string" calcext:value-type="string">
            <text:p>Memory Usage Average</text:p>
          </table:table-cell>
          <table:table-cell office:value-type="string" calcext:value-type="string">
            <text:p>Memory Usage Median</text:p>
          </table:table-cell>
          <table:table-cell office:value-type="string" calcext:value-type="string">
            <text:p>Memory Usage Minimum</text:p>
          </table:table-cell>
          <table:table-cell office:value-type="string" calcext:value-type="string">
            <text:p>Memory Usage Maximum</text:p>
          </table:table-cell>
          <table:table-cell office:value-type="string" calcext:value-type="string">
            <text:p>Memory Usage Standard Deviation</text:p>
          </table:table-cell>
          <table:table-cell office:value-type="string" calcext:value-type="string">
            <text:p>Memory Usage Standard Deviation Ratio</text:p>
          </table:table-cell>
          <table:table-cell office:value-type="string" calcext:value-type="string">
            <text:p>Memory Usage Sample Size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32" calcext:value-type="float">
            <text:p>32</text:p>
          </table:table-cell>
          <table:table-cell office:value-type="float" office:value="4363289.85367933" calcext:value-type="float">
            <text:p>4363289.85367933</text:p>
          </table:table-cell>
          <table:table-cell office:value-type="float" office:value="21735141.9252546" calcext:value-type="float">
            <text:p>21735141.9252546</text:p>
          </table:table-cell>
          <table:table-cell office:value-type="float" office:value="229.184865900383" calcext:value-type="float">
            <text:p>229.184865900383</text:p>
          </table:table-cell>
          <table:table-cell office:value-type="float" office:value="171" calcext:value-type="float">
            <text:p>171</text:p>
          </table:table-cell>
          <table:table-cell office:value-type="float" office:value="106" calcext:value-type="float">
            <text:p>106</text:p>
          </table:table-cell>
          <table:table-cell office:value-type="float" office:value="57109" calcext:value-type="float">
            <text:p>57109</text:p>
          </table:table-cell>
          <table:table-cell office:value-type="float" office:value="1141.65360416401" calcext:value-type="float">
            <text:p>1141.65360416401</text:p>
          </table:table-cell>
          <table:table-cell office:value-type="float" office:value="4.98136558746527" calcext:value-type="float">
            <text:p>4.98136558746527</text:p>
          </table:table-cell>
          <table:table-cell office:value-type="float" office:value="15660" calcext:value-type="float">
            <text:p>1566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64" calcext:value-type="float">
            <text:p>64</text:p>
          </table:table-cell>
          <table:table-cell office:value-type="float" office:value="4144467.06341863" calcext:value-type="float">
            <text:p>4144467.06341863</text:p>
          </table:table-cell>
          <table:table-cell office:value-type="float" office:value="25793941.9649927" calcext:value-type="float">
            <text:p>25793941.9649927</text:p>
          </table:table-cell>
          <table:table-cell office:value-type="float" office:value="241.285546415981" calcext:value-type="float">
            <text:p>241.285546415981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84301" calcext:value-type="float">
            <text:p>84301</text:p>
          </table:table-cell>
          <table:table-cell office:value-type="float" office:value="1501.69015364587" calcext:value-type="float">
            <text:p>1501.69015364587</text:p>
          </table:table-cell>
          <table:table-cell office:value-type="float" office:value="6.22370538124537" calcext:value-type="float">
            <text:p>6.22370538124537</text:p>
          </table:table-cell>
          <table:table-cell office:value-type="float" office:value="15318" calcext:value-type="float">
            <text:p>1531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28" calcext:value-type="float">
            <text:p>128</text:p>
          </table:table-cell>
          <table:table-cell office:value-type="float" office:value="4352968.44226159" calcext:value-type="float">
            <text:p>4352968.44226159</text:p>
          </table:table-cell>
          <table:table-cell office:value-type="float" office:value="29958542.8824879" calcext:value-type="float">
            <text:p>29958542.8824879</text:p>
          </table:table-cell>
          <table:table-cell office:value-type="float" office:value="229.728290766208" calcext:value-type="float">
            <text:p>229.728290766208</text:p>
          </table:table-cell>
          <table:table-cell office:value-type="float" office:value="181" calcext:value-type="float">
            <text:p>181</text:p>
          </table:table-cell>
          <table:table-cell office:value-type="float" office:value="97" calcext:value-type="float">
            <text:p>97</text:p>
          </table:table-cell>
          <table:table-cell office:value-type="float" office:value="125463" calcext:value-type="float">
            <text:p>125463</text:p>
          </table:table-cell>
          <table:table-cell office:value-type="float" office:value="1581.06472434346" calcext:value-type="float">
            <text:p>1581.06472434346</text:p>
          </table:table-cell>
          <table:table-cell office:value-type="float" office:value="6.8823248502401" calcext:value-type="float">
            <text:p>6.8823248502401</text:p>
          </table:table-cell>
          <table:table-cell office:value-type="float" office:value="15270" calcext:value-type="float">
            <text:p>1527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256" calcext:value-type="float">
            <text:p>256</text:p>
          </table:table-cell>
          <table:table-cell office:value-type="float" office:value="3999433.68944864" calcext:value-type="float">
            <text:p>3999433.68944864</text:p>
          </table:table-cell>
          <table:table-cell office:value-type="float" office:value="19863903.5621851" calcext:value-type="float">
            <text:p>19863903.5621851</text:p>
          </table:table-cell>
          <table:table-cell office:value-type="float" office:value="250.035399421226" calcext:value-type="float">
            <text:p>250.035399421226</text:p>
          </table:table-cell>
          <table:table-cell office:value-type="float" office:value="193" calcext:value-type="float">
            <text:p>193</text:p>
          </table:table-cell>
          <table:table-cell office:value-type="float" office:value="114" calcext:value-type="float">
            <text:p>114</text:p>
          </table:table-cell>
          <table:table-cell office:value-type="float" office:value="66225" calcext:value-type="float">
            <text:p>66225</text:p>
          </table:table-cell>
          <table:table-cell office:value-type="float" office:value="1241.8455828731" calcext:value-type="float">
            <text:p>1241.8455828731</text:p>
          </table:table-cell>
          <table:table-cell office:value-type="float" office:value="4.96667906123568" calcext:value-type="float">
            <text:p>4.96667906123568</text:p>
          </table:table-cell>
          <table:table-cell office:value-type="float" office:value="14859" calcext:value-type="float">
            <text:p>1485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512" calcext:value-type="float">
            <text:p>512</text:p>
          </table:table-cell>
          <table:table-cell office:value-type="float" office:value="3930759.41465355" calcext:value-type="float">
            <text:p>3930759.41465355</text:p>
          </table:table-cell>
          <table:table-cell office:value-type="float" office:value="19860089.2220368" calcext:value-type="float">
            <text:p>19860089.2220368</text:p>
          </table:table-cell>
          <table:table-cell office:value-type="float" office:value="254.403766425409" calcext:value-type="float">
            <text:p>254.403766425409</text:p>
          </table:table-cell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63844" calcext:value-type="float">
            <text:p>63844</text:p>
          </table:table-cell>
          <table:table-cell office:value-type="float" office:value="1285.37032330079" calcext:value-type="float">
            <text:p>1285.37032330079</text:p>
          </table:table-cell>
          <table:table-cell office:value-type="float" office:value="5.05248149963084" calcext:value-type="float">
            <text:p>5.05248149963084</text:p>
          </table:table-cell>
          <table:table-cell office:value-type="float" office:value="14231" calcext:value-type="float">
            <text:p>1423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3953044.21220715" calcext:value-type="float">
            <text:p>3953044.21220715</text:p>
          </table:table-cell>
          <table:table-cell office:value-type="float" office:value="20921823.3443262" calcext:value-type="float">
            <text:p>20921823.3443262</text:p>
          </table:table-cell>
          <table:table-cell office:value-type="float" office:value="252.969596674877" calcext:value-type="float">
            <text:p>252.969596674877</text:p>
          </table:table-cell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67239" calcext:value-type="float">
            <text:p>67239</text:p>
          </table:table-cell>
          <table:table-cell office:value-type="float" office:value="1338.86314672968" calcext:value-type="float">
            <text:p>1338.86314672968</text:p>
          </table:table-cell>
          <table:table-cell office:value-type="float" office:value="5.29258521311723" calcext:value-type="float">
            <text:p>5.29258521311723</text:p>
          </table:table-cell>
          <table:table-cell office:value-type="float" office:value="12992" calcext:value-type="float">
            <text:p>1299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3917750.61273292" calcext:value-type="float">
            <text:p>3917750.61273292</text:p>
          </table:table-cell>
          <table:table-cell office:value-type="float" office:value="17347142.6045799" calcext:value-type="float">
            <text:p>17347142.6045799</text:p>
          </table:table-cell>
          <table:table-cell office:value-type="float" office:value="255.248508353222" calcext:value-type="float">
            <text:p>255.248508353222</text:p>
          </table:table-cell>
          <table:table-cell office:value-type="float" office:value="208" calcext:value-type="float">
            <text:p>208</text:p>
          </table:table-cell>
          <table:table-cell office:value-type="float" office:value="139" calcext:value-type="float">
            <text:p>139</text:p>
          </table:table-cell>
          <table:table-cell office:value-type="float" office:value="62152" calcext:value-type="float">
            <text:p>62152</text:p>
          </table:table-cell>
          <table:table-cell office:value-type="float" office:value="1130.19758317922" calcext:value-type="float">
            <text:p>1130.19758317922</text:p>
          </table:table-cell>
          <table:table-cell office:value-type="float" office:value="4.42783227400966" calcext:value-type="float">
            <text:p>4.42783227400966</text:p>
          </table:table-cell>
          <table:table-cell office:value-type="float" office:value="10056" calcext:value-type="float">
            <text:p>1005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3451737.72005371" calcext:value-type="float">
            <text:p>3451737.72005371</text:p>
          </table:table-cell>
          <table:table-cell office:value-type="float" office:value="20820917.4759713" calcext:value-type="float">
            <text:p>20820917.4759713</text:p>
          </table:table-cell>
          <table:table-cell office:value-type="float" office:value="289.709149739349" calcext:value-type="float">
            <text:p>289.709149739349</text:p>
          </table:table-cell>
          <table:table-cell office:value-type="float" office:value="228" calcext:value-type="float">
            <text:p>228</text:p>
          </table:table-cell>
          <table:table-cell office:value-type="float" office:value="166" calcext:value-type="float">
            <text:p>166</text:p>
          </table:table-cell>
          <table:table-cell office:value-type="float" office:value="88877" calcext:value-type="float">
            <text:p>88877</text:p>
          </table:table-cell>
          <table:table-cell office:value-type="float" office:value="1747.52857487183" calcext:value-type="float">
            <text:p>1747.52857487183</text:p>
          </table:table-cell>
          <table:table-cell office:value-type="float" office:value="6.0320102987568" calcext:value-type="float">
            <text:p>6.0320102987568</text:p>
          </table:table-cell>
          <table:table-cell office:value-type="float" office:value="5563" calcext:value-type="float">
            <text:p>556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3722426.79581144" calcext:value-type="float">
            <text:p>3722426.79581144</text:p>
          </table:table-cell>
          <table:table-cell office:value-type="float" office:value="8124522.52650577" calcext:value-type="float">
            <text:p>8124522.52650577</text:p>
          </table:table-cell>
          <table:table-cell office:value-type="float" office:value="268.641951837769" calcext:value-type="float">
            <text:p>268.641951837769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18885" calcext:value-type="float">
            <text:p>18885</text:p>
          </table:table-cell>
          <table:table-cell office:value-type="float" office:value="586.334590038502" calcext:value-type="float">
            <text:p>586.334590038502</text:p>
          </table:table-cell>
          <table:table-cell office:value-type="float" office:value="2.18258758927044" calcext:value-type="float">
            <text:p>2.18258758927044</text:p>
          </table:table-cell>
          <table:table-cell office:value-type="float" office:value="3156" calcext:value-type="float">
            <text:p>315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2886364.95533047" calcext:value-type="float">
            <text:p>2886364.95533047</text:p>
          </table:table-cell>
          <table:table-cell office:value-type="float" office:value="6574492.04840314" calcext:value-type="float">
            <text:p>6574492.04840314</text:p>
          </table:table-cell>
          <table:table-cell office:value-type="float" office:value="346.456534594914" calcext:value-type="float">
            <text:p>346.456534594914</text:p>
          </table:table-cell>
          <table:table-cell office:value-type="float" office:value="261" calcext:value-type="float">
            <text:p>261</text:p>
          </table:table-cell>
          <table:table-cell office:value-type="float" office:value="196" calcext:value-type="float">
            <text:p>196</text:p>
          </table:table-cell>
          <table:table-cell office:value-type="float" office:value="19736" calcext:value-type="float">
            <text:p>19736</text:p>
          </table:table-cell>
          <table:table-cell office:value-type="float" office:value="789.150286627831" calcext:value-type="float">
            <text:p>789.150286627831</text:p>
          </table:table-cell>
          <table:table-cell office:value-type="float" office:value="2.27777573181157" calcext:value-type="float">
            <text:p>2.27777573181157</text:p>
          </table:table-cell>
          <table:table-cell office:value-type="float" office:value="1691" calcext:value-type="float">
            <text:p>169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637954.970430019" calcext:value-type="float">
            <text:p>637954.970430019</text:p>
          </table:table-cell>
          <table:table-cell office:value-type="float" office:value="10148827.8153164" calcext:value-type="float">
            <text:p>10148827.8153164</text:p>
          </table:table-cell>
          <table:table-cell office:value-type="float" office:value="1567.50875273523" calcext:value-type="float">
            <text:p>1567.50875273523</text:p>
          </table:table-cell>
          <table:table-cell office:value-type="float" office:value="274" calcext:value-type="float">
            <text:p>274</text:p>
          </table:table-cell>
          <table:table-cell office:value-type="float" office:value="201" calcext:value-type="float">
            <text:p>201</text:p>
          </table:table-cell>
          <table:table-cell office:value-type="float" office:value="534281" calcext:value-type="float">
            <text:p>534281</text:p>
          </table:table-cell>
          <table:table-cell office:value-type="float" office:value="24936.5192966332" calcext:value-type="float">
            <text:p>24936.5192966332</text:p>
          </table:table-cell>
          <table:table-cell office:value-type="float" office:value="15.9083764305112" calcext:value-type="float">
            <text:p>15.9083764305112</text:p>
          </table:table-cell>
          <table:table-cell office:value-type="float" office:value="914" calcext:value-type="float">
            <text:p>91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559429.738749288" calcext:value-type="float">
            <text:p>559429.738749288</text:p>
          </table:table-cell>
          <table:table-cell office:value-type="float" office:value="552797.811529157" calcext:value-type="float">
            <text:p>552797.811529157</text:p>
          </table:table-cell>
          <table:table-cell office:value-type="float" office:value="1787.53457446809" calcext:value-type="float">
            <text:p>1787.53457446809</text:p>
          </table:table-cell>
          <table:table-cell office:value-type="float" office:value="1577" calcext:value-type="float">
            <text:p>1577</text:p>
          </table:table-cell>
          <table:table-cell office:value-type="float" office:value="511" calcext:value-type="float">
            <text:p>511</text:p>
          </table:table-cell>
          <table:table-cell office:value-type="float" office:value="20557" calcext:value-type="float">
            <text:p>20557</text:p>
          </table:table-cell>
          <table:table-cell office:value-type="float" office:value="1766.34371102232" calcext:value-type="float">
            <text:p>1766.34371102232</text:p>
          </table:table-cell>
          <table:table-cell office:value-type="float" office:value="0.988145200798661" calcext:value-type="float">
            <text:p>0.988145200798661</text:p>
          </table:table-cell>
          <table:table-cell office:value-type="float" office:value="376" calcext:value-type="float">
            <text:p>37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8851.242287559" calcext:value-type="float">
            <text:p>348851.242287559</text:p>
          </table:table-cell>
          <table:table-cell office:value-type="float" office:value="172664.383447412" calcext:value-type="float">
            <text:p>172664.383447412</text:p>
          </table:table-cell>
          <table:table-cell office:value-type="float" office:value="2866.55135135135" calcext:value-type="float">
            <text:p>2866.55135135135</text:p>
          </table:table-cell>
          <table:table-cell office:value-type="float" office:value="2695" calcext:value-type="float">
            <text:p>2695</text:p>
          </table:table-cell>
          <table:table-cell office:value-type="float" office:value="1744" calcext:value-type="float">
            <text:p>1744</text:p>
          </table:table-cell>
          <table:table-cell office:value-type="float" office:value="20684" calcext:value-type="float">
            <text:p>20684</text:p>
          </table:table-cell>
          <table:table-cell office:value-type="float" office:value="1418.80338007636" calcext:value-type="float">
            <text:p>1418.80338007636</text:p>
          </table:table-cell>
          <table:table-cell office:value-type="float" office:value="0.494951321701425" calcext:value-type="float">
            <text:p>0.494951321701425</text:p>
          </table:table-cell>
          <table:table-cell office:value-type="float" office:value="185" calcext:value-type="float">
            <text:p>1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9705.06805991" calcext:value-type="float">
            <text:p>339705.06805991</text:p>
          </table:table-cell>
          <table:table-cell office:value-type="float" office:value="143399.654327734" calcext:value-type="float">
            <text:p>143399.654327734</text:p>
          </table:table-cell>
          <table:table-cell office:value-type="float" office:value="2943.73" calcext:value-type="float">
            <text:p>2943.73</text:p>
          </table:table-cell>
          <table:table-cell office:value-type="float" office:value="2796.5" calcext:value-type="float">
            <text:p>2796.5</text:p>
          </table:table-cell>
          <table:table-cell office:value-type="float" office:value="2090" calcext:value-type="float">
            <text:p>2090</text:p>
          </table:table-cell>
          <table:table-cell office:value-type="float" office:value="14660" calcext:value-type="float">
            <text:p>14660</text:p>
          </table:table-cell>
          <table:table-cell office:value-type="float" office:value="1242.63634583083" calcext:value-type="float">
            <text:p>1242.63634583083</text:p>
          </table:table-cell>
          <table:table-cell office:value-type="float" office:value="0.42212986443418" calcext:value-type="float">
            <text:p>0.42212986443418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6219.86586369" calcext:value-type="float">
            <text:p>306219.86586369</text:p>
          </table:table-cell>
          <table:table-cell office:value-type="float" office:value="249974.175974792" calcext:value-type="float">
            <text:p>249974.175974792</text:p>
          </table:table-cell>
          <table:table-cell office:value-type="float" office:value="3265.62745098039" calcext:value-type="float">
            <text:p>3265.62745098039</text:p>
          </table:table-cell>
          <table:table-cell office:value-type="float" office:value="2734" calcext:value-type="float">
            <text:p>2734</text:p>
          </table:table-cell>
          <table:table-cell office:value-type="float" office:value="2172" calcext:value-type="float">
            <text:p>2172</text:p>
          </table:table-cell>
          <table:table-cell office:value-type="float" office:value="20291" calcext:value-type="float">
            <text:p>20291</text:p>
          </table:table-cell>
          <table:table-cell office:value-type="float" office:value="2665.80526641227" calcext:value-type="float">
            <text:p>2665.80526641227</text:p>
          </table:table-cell>
          <table:table-cell office:value-type="float" office:value="0.816322531099483" calcext:value-type="float">
            <text:p>0.816322531099483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4621.812727662" calcext:value-type="float">
            <text:p>294621.812727662</text:p>
          </table:table-cell>
          <table:table-cell office:value-type="float" office:value="44049.5209638497" calcext:value-type="float">
            <text:p>44049.5209638497</text:p>
          </table:table-cell>
          <table:table-cell office:value-type="float" office:value="3394.18181818182" calcext:value-type="float">
            <text:p>3394.18181818182</text:p>
          </table:table-cell>
          <table:table-cell office:value-type="float" office:value="3295.5" calcext:value-type="float">
            <text:p>3295.5</text:p>
          </table:table-cell>
          <table:table-cell office:value-type="float" office:value="2577" calcext:value-type="float">
            <text:p>2577</text:p>
          </table:table-cell>
          <table:table-cell office:value-type="float" office:value="4865" calcext:value-type="float">
            <text:p>4865</text:p>
          </table:table-cell>
          <table:table-cell office:value-type="float" office:value="507.471194243588" calcext:value-type="float">
            <text:p>507.471194243588</text:p>
          </table:table-cell>
          <table:table-cell office:value-type="float" office:value="0.149512083155117" calcext:value-type="float">
            <text:p>0.149512083155117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32" calcext:value-type="float">
            <text:p>32</text:p>
          </table:table-cell>
          <table:table-cell office:value-type="float" office:value="4602560.93398769" calcext:value-type="float">
            <text:p>4602560.93398769</text:p>
          </table:table-cell>
          <table:table-cell office:value-type="float" office:value="27021511.7230158" calcext:value-type="float">
            <text:p>27021511.7230158</text:p>
          </table:table-cell>
          <table:table-cell office:value-type="float" office:value="217.270344563063" calcext:value-type="float">
            <text:p>217.270344563063</text:p>
          </table:table-cell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office:value-type="float" office:value="99618" calcext:value-type="float">
            <text:p>99618</text:p>
          </table:table-cell>
          <table:table-cell office:value-type="float" office:value="1275.58836197479" calcext:value-type="float">
            <text:p>1275.58836197479</text:p>
          </table:table-cell>
          <table:table-cell office:value-type="float" office:value="5.8709731626745" calcext:value-type="float">
            <text:p>5.8709731626745</text:p>
          </table:table-cell>
          <table:table-cell office:value-type="float" office:value="15643" calcext:value-type="float">
            <text:p>1564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64" calcext:value-type="float">
            <text:p>64</text:p>
          </table:table-cell>
          <table:table-cell office:value-type="float" office:value="4381984.1306294" calcext:value-type="float">
            <text:p>4381984.1306294</text:p>
          </table:table-cell>
          <table:table-cell office:value-type="float" office:value="26974994.9930991" calcext:value-type="float">
            <text:p>26974994.9930991</text:p>
          </table:table-cell>
          <table:table-cell office:value-type="float" office:value="228.207124943734" calcext:value-type="float">
            <text:p>228.207124943734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84800" calcext:value-type="float">
            <text:p>84800</text:p>
          </table:table-cell>
          <table:table-cell office:value-type="float" office:value="1404.81705757857" calcext:value-type="float">
            <text:p>1404.81705757857</text:p>
          </table:table-cell>
          <table:table-cell office:value-type="float" office:value="6.15588605274676" calcext:value-type="float">
            <text:p>6.15588605274676</text:p>
          </table:table-cell>
          <table:table-cell office:value-type="float" office:value="15551" calcext:value-type="float">
            <text:p>1555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28" calcext:value-type="float">
            <text:p>128</text:p>
          </table:table-cell>
          <table:table-cell office:value-type="float" office:value="4285699.69065979" calcext:value-type="float">
            <text:p>4285699.69065979</text:p>
          </table:table-cell>
          <table:table-cell office:value-type="float" office:value="23514357.1186125" calcext:value-type="float">
            <text:p>23514357.1186125</text:p>
          </table:table-cell>
          <table:table-cell office:value-type="float" office:value="233.334127955673" calcext:value-type="float">
            <text:p>233.33412795567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66374" calcext:value-type="float">
            <text:p>66374</text:p>
          </table:table-cell>
          <table:table-cell office:value-type="float" office:value="1280.23482948826" calcext:value-type="float">
            <text:p>1280.23482948826</text:p>
          </table:table-cell>
          <table:table-cell office:value-type="float" office:value="5.48670201270972" calcext:value-type="float">
            <text:p>5.48670201270972</text:p>
          </table:table-cell>
          <table:table-cell office:value-type="float" office:value="15521" calcext:value-type="float">
            <text:p>1552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256" calcext:value-type="float">
            <text:p>256</text:p>
          </table:table-cell>
          <table:table-cell office:value-type="float" office:value="4085059.61771219" calcext:value-type="float">
            <text:p>4085059.61771219</text:p>
          </table:table-cell>
          <table:table-cell office:value-type="float" office:value="27902734.1432562" calcext:value-type="float">
            <text:p>27902734.1432562</text:p>
          </table:table-cell>
          <table:table-cell office:value-type="float" office:value="244.794469011946" calcext:value-type="float">
            <text:p>244.794469011946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48072" calcext:value-type="float">
            <text:p>148072</text:p>
          </table:table-cell>
          <table:table-cell office:value-type="float" office:value="1672.05270615004" calcext:value-type="float">
            <text:p>1672.05270615004</text:p>
          </table:table-cell>
          <table:table-cell office:value-type="float" office:value="6.83043498857992" calcext:value-type="float">
            <text:p>6.83043498857992</text:p>
          </table:table-cell>
          <table:table-cell office:value-type="float" office:value="15151" calcext:value-type="float">
            <text:p>1515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512" calcext:value-type="float">
            <text:p>512</text:p>
          </table:table-cell>
          <table:table-cell office:value-type="float" office:value="3755072.64660737" calcext:value-type="float">
            <text:p>3755072.64660737</text:p>
          </table:table-cell>
          <table:table-cell office:value-type="float" office:value="25514475.0976882" calcext:value-type="float">
            <text:p>25514475.0976882</text:p>
          </table:table-cell>
          <table:table-cell office:value-type="float" office:value="266.306432421082" calcext:value-type="float">
            <text:p>266.306432421082</text:p>
          </table:table-cell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122929" calcext:value-type="float">
            <text:p>122929</text:p>
          </table:table-cell>
          <table:table-cell office:value-type="float" office:value="1809.46401782685" calcext:value-type="float">
            <text:p>1809.46401782685</text:p>
          </table:table-cell>
          <table:table-cell office:value-type="float" office:value="6.79466883836187" calcext:value-type="float">
            <text:p>6.79466883836187</text:p>
          </table:table-cell>
          <table:table-cell office:value-type="float" office:value="14287" calcext:value-type="float">
            <text:p>1428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3463122.93962978" calcext:value-type="float">
            <text:p>3463122.93962978</text:p>
          </table:table-cell>
          <table:table-cell office:value-type="float" office:value="28577742.7685184" calcext:value-type="float">
            <text:p>28577742.7685184</text:p>
          </table:table-cell>
          <table:table-cell office:value-type="float" office:value="288.756713934881" calcext:value-type="float">
            <text:p>288.756713934881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float" office:value="174207" calcext:value-type="float">
            <text:p>174207</text:p>
          </table:table-cell>
          <table:table-cell office:value-type="float" office:value="2382.82476174404" calcext:value-type="float">
            <text:p>2382.82476174404</text:p>
          </table:table-cell>
          <table:table-cell office:value-type="float" office:value="8.25201509351367" calcext:value-type="float">
            <text:p>8.25201509351367</text:p>
          </table:table-cell>
          <table:table-cell office:value-type="float" office:value="12623" calcext:value-type="float">
            <text:p>1262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3764953.65345105" calcext:value-type="float">
            <text:p>3764953.65345105</text:p>
          </table:table-cell>
          <table:table-cell office:value-type="float" office:value="16156854.6232789" calcext:value-type="float">
            <text:p>16156854.6232789</text:p>
          </table:table-cell>
          <table:table-cell office:value-type="float" office:value="265.607519254155" calcext:value-type="float">
            <text:p>265.607519254155</text:p>
          </table:table-cell>
          <table:table-cell office:value-type="float" office:value="219" calcext:value-type="float">
            <text:p>219</text:p>
          </table:table-cell>
          <table:table-cell office:value-type="float" office:value="134" calcext:value-type="float">
            <text:p>134</text:p>
          </table:table-cell>
          <table:table-cell office:value-type="float" office:value="65077" calcext:value-type="float">
            <text:p>65077</text:p>
          </table:table-cell>
          <table:table-cell office:value-type="float" office:value="1139.82334722913" calcext:value-type="float">
            <text:p>1139.82334722913</text:p>
          </table:table-cell>
          <table:table-cell office:value-type="float" office:value="4.29138207543913" calcext:value-type="float">
            <text:p>4.29138207543913</text:p>
          </table:table-cell>
          <table:table-cell office:value-type="float" office:value="9868" calcext:value-type="float">
            <text:p>986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3635543.97726491" calcext:value-type="float">
            <text:p>3635543.97726491</text:p>
          </table:table-cell>
          <table:table-cell office:value-type="float" office:value="22578946.0979362" calcext:value-type="float">
            <text:p>22578946.0979362</text:p>
          </table:table-cell>
          <table:table-cell office:value-type="float" office:value="275.062000694686" calcext:value-type="float">
            <text:p>275.062000694686</text:p>
          </table:table-cell>
          <table:table-cell office:value-type="float" office:value="215" calcext:value-type="float">
            <text:p>215</text:p>
          </table:table-cell>
          <table:table-cell office:value-type="float" office:value="148" calcext:value-type="float">
            <text:p>148</text:p>
          </table:table-cell>
          <table:table-cell office:value-type="float" office:value="90281" calcext:value-type="float">
            <text:p>90281</text:p>
          </table:table-cell>
          <table:table-cell office:value-type="float" office:value="1708.30283614067" calcext:value-type="float">
            <text:p>1708.30283614067</text:p>
          </table:table-cell>
          <table:table-cell office:value-type="float" office:value="6.21061008727578" calcext:value-type="float">
            <text:p>6.21061008727578</text:p>
          </table:table-cell>
          <table:table-cell office:value-type="float" office:value="5758" calcext:value-type="float">
            <text:p>575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3811409.41882695" calcext:value-type="float">
            <text:p>3811409.41882695</text:p>
          </table:table-cell>
          <table:table-cell office:value-type="float" office:value="8712731.10588545" calcext:value-type="float">
            <text:p>8712731.10588545</text:p>
          </table:table-cell>
          <table:table-cell office:value-type="float" office:value="262.37013401404" calcext:value-type="float">
            <text:p>262.37013401404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18594" calcext:value-type="float">
            <text:p>18594</text:p>
          </table:table-cell>
          <table:table-cell office:value-type="float" office:value="599.767743813524" calcext:value-type="float">
            <text:p>599.767743813524</text:p>
          </table:table-cell>
          <table:table-cell office:value-type="float" office:value="2.28596042787946" calcext:value-type="float">
            <text:p>2.28596042787946</text:p>
          </table:table-cell>
          <table:table-cell office:value-type="float" office:value="3134" calcext:value-type="float">
            <text:p>313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3755417.67751216" calcext:value-type="float">
            <text:p>3755417.67751216</text:p>
          </table:table-cell>
          <table:table-cell office:value-type="float" office:value="6957201.21137092" calcext:value-type="float">
            <text:p>6957201.21137092</text:p>
          </table:table-cell>
          <table:table-cell office:value-type="float" office:value="266.281965382468" calcext:value-type="float">
            <text:p>266.281965382468</text:p>
          </table:table-cell>
          <table:table-cell office:value-type="float" office:value="236" calcext:value-type="float">
            <text:p>236</text:p>
          </table:table-cell>
          <table:table-cell office:value-type="float" office:value="184" calcext:value-type="float">
            <text:p>184</text:p>
          </table:table-cell>
          <table:table-cell office:value-type="float" office:value="16544" calcext:value-type="float">
            <text:p>16544</text:p>
          </table:table-cell>
          <table:table-cell office:value-type="float" office:value="493.307901067454" calcext:value-type="float">
            <text:p>493.307901067454</text:p>
          </table:table-cell>
          <table:table-cell office:value-type="float" office:value="1.85257721212513" calcext:value-type="float">
            <text:p>1.85257721212513</text:p>
          </table:table-cell>
          <table:table-cell office:value-type="float" office:value="1791" calcext:value-type="float">
            <text:p>179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637740.295319465" calcext:value-type="float">
            <text:p>637740.295319465</text:p>
          </table:table-cell>
          <table:table-cell office:value-type="float" office:value="10416391.5797252" calcext:value-type="float">
            <text:p>10416391.5797252</text:p>
          </table:table-cell>
          <table:table-cell office:value-type="float" office:value="1568.03640500569" calcext:value-type="float">
            <text:p>1568.03640500569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551519" calcext:value-type="float">
            <text:p>551519</text:p>
          </table:table-cell>
          <table:table-cell office:value-type="float" office:value="25611.1795438955" calcext:value-type="float">
            <text:p>25611.1795438955</text:p>
          </table:table-cell>
          <table:table-cell office:value-type="float" office:value="16.3332812058038" calcext:value-type="float">
            <text:p>16.3332812058038</text:p>
          </table:table-cell>
          <table:table-cell office:value-type="float" office:value="879" calcext:value-type="float">
            <text:p>87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511310.043609365" calcext:value-type="float">
            <text:p>511310.043609365</text:p>
          </table:table-cell>
          <table:table-cell office:value-type="float" office:value="582367.746957855" calcext:value-type="float">
            <text:p>582367.746957855</text:p>
          </table:table-cell>
          <table:table-cell office:value-type="float" office:value="1955.76052631579" calcext:value-type="float">
            <text:p>1955.76052631579</text:p>
          </table:table-cell>
          <table:table-cell office:value-type="float" office:value="1589" calcext:value-type="float">
            <text:p>1589</text:p>
          </table:table-cell>
          <table:table-cell office:value-type="float" office:value="441" calcext:value-type="float">
            <text:p>441</text:p>
          </table:table-cell>
          <table:table-cell office:value-type="float" office:value="20979" calcext:value-type="float">
            <text:p>20979</text:p>
          </table:table-cell>
          <table:table-cell office:value-type="float" office:value="2227.55618735664" calcext:value-type="float">
            <text:p>2227.55618735664</text:p>
          </table:table-cell>
          <table:table-cell office:value-type="float" office:value="1.13897185129963" calcext:value-type="float">
            <text:p>1.13897185129963</text:p>
          </table:table-cell>
          <table:table-cell office:value-type="float" office:value="380" calcext:value-type="float">
            <text:p>38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3340.650736168" calcext:value-type="float">
            <text:p>323340.650736168</text:p>
          </table:table-cell>
          <table:table-cell office:value-type="float" office:value="176395.566329339" calcext:value-type="float">
            <text:p>176395.566329339</text:p>
          </table:table-cell>
          <table:table-cell office:value-type="float" office:value="3092.71351351351" calcext:value-type="float">
            <text:p>3092.71351351351</text:p>
          </table:table-cell>
          <table:table-cell office:value-type="float" office:value="2801" calcext:value-type="float">
            <text:p>2801</text:p>
          </table:table-cell>
          <table:table-cell office:value-type="float" office:value="1389" calcext:value-type="float">
            <text:p>1389</text:p>
          </table:table-cell>
          <table:table-cell office:value-type="float" office:value="16961" calcext:value-type="float">
            <text:p>16961</text:p>
          </table:table-cell>
          <table:table-cell office:value-type="float" office:value="1687.20187353045" calcext:value-type="float">
            <text:p>1687.20187353045</text:p>
          </table:table-cell>
          <table:table-cell office:value-type="float" office:value="0.545540951710617" calcext:value-type="float">
            <text:p>0.545540951710617</text:p>
          </table:table-cell>
          <table:table-cell office:value-type="float" office:value="185" calcext:value-type="float">
            <text:p>1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5241.576275952" calcext:value-type="float">
            <text:p>275241.576275952</text:p>
          </table:table-cell>
          <table:table-cell office:value-type="float" office:value="182153.887197424" calcext:value-type="float">
            <text:p>182153.887197424</text:p>
          </table:table-cell>
          <table:table-cell office:value-type="float" office:value="3633.17204301075" calcext:value-type="float">
            <text:p>3633.17204301075</text:p>
          </table:table-cell>
          <table:table-cell office:value-type="float" office:value="3040" calcext:value-type="float">
            <text:p>3040</text:p>
          </table:table-cell>
          <table:table-cell office:value-type="float" office:value="2142" calcext:value-type="float">
            <text:p>2142</text:p>
          </table:table-cell>
          <table:table-cell office:value-type="float" office:value="23779" calcext:value-type="float">
            <text:p>23779</text:p>
          </table:table-cell>
          <table:table-cell office:value-type="float" office:value="2404.42021676227" calcext:value-type="float">
            <text:p>2404.42021676227</text:p>
          </table:table-cell>
          <table:table-cell office:value-type="float" office:value="0.661796410491414" calcext:value-type="float">
            <text:p>0.661796410491414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6691.896673491" calcext:value-type="float">
            <text:p>356691.896673491</text:p>
          </table:table-cell>
          <table:table-cell office:value-type="float" office:value="63219.8713873609" calcext:value-type="float">
            <text:p>63219.8713873609</text:p>
          </table:table-cell>
          <table:table-cell office:value-type="float" office:value="2803.54" calcext:value-type="float">
            <text:p>2803.54</text:p>
          </table:table-cell>
          <table:table-cell office:value-type="float" office:value="2663.5" calcext:value-type="float">
            <text:p>2663.5</text:p>
          </table:table-cell>
          <table:table-cell office:value-type="float" office:value="2085" calcext:value-type="float">
            <text:p>2085</text:p>
          </table:table-cell>
          <table:table-cell office:value-type="float" office:value="4092" calcext:value-type="float">
            <text:p>4092</text:p>
          </table:table-cell>
          <table:table-cell office:value-type="float" office:value="496.897854653432" calcext:value-type="float">
            <text:p>496.897854653432</text:p>
          </table:table-cell>
          <table:table-cell office:value-type="float" office:value="0.177239438229322" calcext:value-type="float">
            <text:p>0.17723943822932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3177.220926505" calcext:value-type="float">
            <text:p>243177.220926505</text:p>
          </table:table-cell>
          <table:table-cell office:value-type="float" office:value="248126.130761316" calcext:value-type="float">
            <text:p>248126.130761316</text:p>
          </table:table-cell>
          <table:table-cell office:value-type="float" office:value="4112.22727272727" calcext:value-type="float">
            <text:p>4112.22727272727</text:p>
          </table:table-cell>
          <table:table-cell office:value-type="float" office:value="3157.5" calcext:value-type="float">
            <text:p>3157.5</text:p>
          </table:table-cell>
          <table:table-cell office:value-type="float" office:value="2545" calcext:value-type="float">
            <text:p>2545</text:p>
          </table:table-cell>
          <table:table-cell office:value-type="float" office:value="22766" calcext:value-type="float">
            <text:p>22766</text:p>
          </table:table-cell>
          <table:table-cell office:value-type="float" office:value="4195.91538263922" calcext:value-type="float">
            <text:p>4195.91538263922</text:p>
          </table:table-cell>
          <table:table-cell office:value-type="float" office:value="1.02035104199298" calcext:value-type="float">
            <text:p>1.0203510419929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32" calcext:value-type="float">
            <text:p>32</text:p>
          </table:table-cell>
          <table:table-cell office:value-type="float" office:value="1202751.23066608" calcext:value-type="float">
            <text:p>1202751.23066608</text:p>
          </table:table-cell>
          <table:table-cell office:value-type="float" office:value="5211153.49106663" calcext:value-type="float">
            <text:p>5211153.49106663</text:p>
          </table:table-cell>
          <table:table-cell office:value-type="float" office:value="831.427126826722" calcext:value-type="float">
            <text:p>831.427126826722</text:p>
          </table:table-cell>
          <table:table-cell office:value-type="float" office:value="630" calcext:value-type="float">
            <text:p>630</text:p>
          </table:table-cell>
          <table:table-cell office:value-type="float" office:value="386" calcext:value-type="float">
            <text:p>386</text:p>
          </table:table-cell>
          <table:table-cell office:value-type="float" office:value="169847" calcext:value-type="float">
            <text:p>169847</text:p>
          </table:table-cell>
          <table:table-cell office:value-type="float" office:value="3602.31963523425" calcext:value-type="float">
            <text:p>3602.31963523425</text:p>
          </table:table-cell>
          <table:table-cell office:value-type="float" office:value="4.33269437453057" calcext:value-type="float">
            <text:p>4.33269437453057</text:p>
          </table:table-cell>
          <table:table-cell office:value-type="float" office:value="15328" calcext:value-type="float">
            <text:p>1532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64" calcext:value-type="float">
            <text:p>64</text:p>
          </table:table-cell>
          <table:table-cell office:value-type="float" office:value="1276540.55932958" calcext:value-type="float">
            <text:p>1276540.55932958</text:p>
          </table:table-cell>
          <table:table-cell office:value-type="float" office:value="4379392.71654581" calcext:value-type="float">
            <text:p>4379392.71654581</text:p>
          </table:table-cell>
          <table:table-cell office:value-type="float" office:value="783.367197141929" calcext:value-type="float">
            <text:p>783.367197141929</text:p>
          </table:table-cell>
          <table:table-cell office:value-type="float" office:value="621" calcext:value-type="float">
            <text:p>621</text:p>
          </table:table-cell>
          <table:table-cell office:value-type="float" office:value="376" calcext:value-type="float">
            <text:p>376</text:p>
          </table:table-cell>
          <table:table-cell office:value-type="float" office:value="86930" calcext:value-type="float">
            <text:p>86930</text:p>
          </table:table-cell>
          <table:table-cell office:value-type="float" office:value="2687.47637704988" calcext:value-type="float">
            <text:p>2687.47637704988</text:p>
          </table:table-cell>
          <table:table-cell office:value-type="float" office:value="3.43067259754427" calcext:value-type="float">
            <text:p>3.43067259754427</text:p>
          </table:table-cell>
          <table:table-cell office:value-type="float" office:value="15395" calcext:value-type="float">
            <text:p>153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128" calcext:value-type="float">
            <text:p>128</text:p>
          </table:table-cell>
          <table:table-cell office:value-type="float" office:value="1209769.27848555" calcext:value-type="float">
            <text:p>1209769.27848555</text:p>
          </table:table-cell>
          <table:table-cell office:value-type="float" office:value="4241401.84341639" calcext:value-type="float">
            <text:p>4241401.84341639</text:p>
          </table:table-cell>
          <table:table-cell office:value-type="float" office:value="826.603896944588" calcext:value-type="float">
            <text:p>826.603896944588</text:p>
          </table:table-cell>
          <table:table-cell office:value-type="float" office:value="640" calcext:value-type="float">
            <text:p>640</text:p>
          </table:table-cell>
          <table:table-cell office:value-type="float" office:value="384" calcext:value-type="float">
            <text:p>384</text:p>
          </table:table-cell>
          <table:table-cell office:value-type="float" office:value="85306" calcext:value-type="float">
            <text:p>85306</text:p>
          </table:table-cell>
          <table:table-cell office:value-type="float" office:value="2898.03961352439" calcext:value-type="float">
            <text:p>2898.03961352439</text:p>
          </table:table-cell>
          <table:table-cell office:value-type="float" office:value="3.50595929227595" calcext:value-type="float">
            <text:p>3.50595929227595</text:p>
          </table:table-cell>
          <table:table-cell office:value-type="float" office:value="15448" calcext:value-type="float">
            <text:p>1544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256" calcext:value-type="float">
            <text:p>256</text:p>
          </table:table-cell>
          <table:table-cell office:value-type="float" office:value="1181111.52307435" calcext:value-type="float">
            <text:p>1181111.52307435</text:p>
          </table:table-cell>
          <table:table-cell office:value-type="float" office:value="4115242.78735162" calcext:value-type="float">
            <text:p>4115242.78735162</text:p>
          </table:table-cell>
          <table:table-cell office:value-type="float" office:value="846.660099799106" calcext:value-type="float">
            <text:p>846.660099799106</text:p>
          </table:table-cell>
          <table:table-cell office:value-type="float" office:value="656" calcext:value-type="float">
            <text:p>656</text:p>
          </table:table-cell>
          <table:table-cell office:value-type="float" office:value="397" calcext:value-type="float">
            <text:p>397</text:p>
          </table:table-cell>
          <table:table-cell office:value-type="float" office:value="113477" calcext:value-type="float">
            <text:p>113477</text:p>
          </table:table-cell>
          <table:table-cell office:value-type="float" office:value="2949.94316875982" calcext:value-type="float">
            <text:p>2949.94316875982</text:p>
          </table:table-cell>
          <table:table-cell office:value-type="float" office:value="3.48421186903667" calcext:value-type="float">
            <text:p>3.48421186903667</text:p>
          </table:table-cell>
          <table:table-cell office:value-type="float" office:value="15431" calcext:value-type="float">
            <text:p>1543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512" calcext:value-type="float">
            <text:p>512</text:p>
          </table:table-cell>
          <table:table-cell office:value-type="float" office:value="1133983.2115659" calcext:value-type="float">
            <text:p>1133983.2115659</text:p>
          </table:table-cell>
          <table:table-cell office:value-type="float" office:value="3793540.4929735" calcext:value-type="float">
            <text:p>3793540.4929735</text:p>
          </table:table-cell>
          <table:table-cell office:value-type="float" office:value="881.847270577416" calcext:value-type="float">
            <text:p>881.847270577416</text:p>
          </table:table-cell>
          <table:table-cell office:value-type="float" office:value="679" calcext:value-type="float">
            <text:p>679</text:p>
          </table:table-cell>
          <table:table-cell office:value-type="float" office:value="437" calcext:value-type="float">
            <text:p>437</text:p>
          </table:table-cell>
          <table:table-cell office:value-type="float" office:value="90683" calcext:value-type="float">
            <text:p>90683</text:p>
          </table:table-cell>
          <table:table-cell office:value-type="float" office:value="2950.06424736578" calcext:value-type="float">
            <text:p>2950.06424736578</text:p>
          </table:table-cell>
          <table:table-cell office:value-type="float" office:value="3.34532332955358" calcext:value-type="float">
            <text:p>3.34532332955358</text:p>
          </table:table-cell>
          <table:table-cell office:value-type="float" office:value="15223" calcext:value-type="float">
            <text:p>1522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1024" calcext:value-type="float">
            <text:p>1024</text:p>
          </table:table-cell>
          <table:table-cell office:value-type="float" office:value="1140607.61206442" calcext:value-type="float">
            <text:p>1140607.61206442</text:p>
          </table:table-cell>
          <table:table-cell office:value-type="float" office:value="3756222.80064285" calcext:value-type="float">
            <text:p>3756222.80064285</text:p>
          </table:table-cell>
          <table:table-cell office:value-type="float" office:value="876.725693764283" calcext:value-type="float">
            <text:p>876.725693764283</text:p>
          </table:table-cell>
          <table:table-cell office:value-type="float" office:value="673" calcext:value-type="float">
            <text:p>673</text:p>
          </table:table-cell>
          <table:table-cell office:value-type="float" office:value="395" calcext:value-type="float">
            <text:p>395</text:p>
          </table:table-cell>
          <table:table-cell office:value-type="float" office:value="87817" calcext:value-type="float">
            <text:p>87817</text:p>
          </table:table-cell>
          <table:table-cell office:value-type="float" office:value="2887.2129258075" calcext:value-type="float">
            <text:p>2887.2129258075</text:p>
          </table:table-cell>
          <table:table-cell office:value-type="float" office:value="3.29317704082682" calcext:value-type="float">
            <text:p>3.29317704082682</text:p>
          </table:table-cell>
          <table:table-cell office:value-type="float" office:value="15315" calcext:value-type="float">
            <text:p>1531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2048" calcext:value-type="float">
            <text:p>2048</text:p>
          </table:table-cell>
          <table:table-cell office:value-type="float" office:value="1193221.44211535" calcext:value-type="float">
            <text:p>1193221.44211535</text:p>
          </table:table-cell>
          <table:table-cell office:value-type="float" office:value="3902453.13204613" calcext:value-type="float">
            <text:p>3902453.13204613</text:p>
          </table:table-cell>
          <table:table-cell office:value-type="float" office:value="838.067407024793" calcext:value-type="float">
            <text:p>838.067407024793</text:p>
          </table:table-cell>
          <table:table-cell office:value-type="float" office:value="671" calcext:value-type="float">
            <text:p>671</text:p>
          </table:table-cell>
          <table:table-cell office:value-type="float" office:value="389" calcext:value-type="float">
            <text:p>389</text:p>
          </table:table-cell>
          <table:table-cell office:value-type="float" office:value="91103" calcext:value-type="float">
            <text:p>91103</text:p>
          </table:table-cell>
          <table:table-cell office:value-type="float" office:value="2740.91519140963" calcext:value-type="float">
            <text:p>2740.91519140963</text:p>
          </table:table-cell>
          <table:table-cell office:value-type="float" office:value="3.27051877740968" calcext:value-type="float">
            <text:p>3.27051877740968</text:p>
          </table:table-cell>
          <table:table-cell office:value-type="float" office:value="15488" calcext:value-type="float">
            <text:p>1548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4096" calcext:value-type="float">
            <text:p>4096</text:p>
          </table:table-cell>
          <table:table-cell office:value-type="float" office:value="1203366.41499761" calcext:value-type="float">
            <text:p>1203366.41499761</text:p>
          </table:table-cell>
          <table:table-cell office:value-type="float" office:value="3231359.02522318" calcext:value-type="float">
            <text:p>3231359.02522318</text:p>
          </table:table-cell>
          <table:table-cell office:value-type="float" office:value="831.002085098065" calcext:value-type="float">
            <text:p>831.002085098065</text:p>
          </table:table-cell>
          <table:table-cell office:value-type="float" office:value="697" calcext:value-type="float">
            <text:p>697</text:p>
          </table:table-cell>
          <table:table-cell office:value-type="float" office:value="440" calcext:value-type="float">
            <text:p>440</text:p>
          </table:table-cell>
          <table:table-cell office:value-type="float" office:value="60252" calcext:value-type="float">
            <text:p>60252</text:p>
          </table:table-cell>
          <table:table-cell office:value-type="float" office:value="2231.46171788934" calcext:value-type="float">
            <text:p>2231.46171788934</text:p>
          </table:table-cell>
          <table:table-cell office:value-type="float" office:value="2.68526608766091" calcext:value-type="float">
            <text:p>2.68526608766091</text:p>
          </table:table-cell>
          <table:table-cell office:value-type="float" office:value="15347" calcext:value-type="float">
            <text:p>1534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8192" calcext:value-type="float">
            <text:p>8192</text:p>
          </table:table-cell>
          <table:table-cell office:value-type="float" office:value="1139101.34530272" calcext:value-type="float">
            <text:p>1139101.34530272</text:p>
          </table:table-cell>
          <table:table-cell office:value-type="float" office:value="3602810.70070919" calcext:value-type="float">
            <text:p>3602810.70070919</text:p>
          </table:table-cell>
          <table:table-cell office:value-type="float" office:value="877.885013588715" calcext:value-type="float">
            <text:p>877.885013588715</text:p>
          </table:table-cell>
          <table:table-cell office:value-type="float" office:value="717" calcext:value-type="float">
            <text:p>717</text:p>
          </table:table-cell>
          <table:table-cell office:value-type="float" office:value="426" calcext:value-type="float">
            <text:p>426</text:p>
          </table:table-cell>
          <table:table-cell office:value-type="float" office:value="129478" calcext:value-type="float">
            <text:p>129478</text:p>
          </table:table-cell>
          <table:table-cell office:value-type="float" office:value="2776.621706218" calcext:value-type="float">
            <text:p>2776.621706218</text:p>
          </table:table-cell>
          <table:table-cell office:value-type="float" office:value="3.16285352094965" calcext:value-type="float">
            <text:p>3.16285352094965</text:p>
          </table:table-cell>
          <table:table-cell office:value-type="float" office:value="15454" calcext:value-type="float">
            <text:p>1545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16384" calcext:value-type="float">
            <text:p>16384</text:p>
          </table:table-cell>
          <table:table-cell office:value-type="float" office:value="1135404.83037298" calcext:value-type="float">
            <text:p>1135404.83037298</text:p>
          </table:table-cell>
          <table:table-cell office:value-type="float" office:value="2905044.49451263" calcext:value-type="float">
            <text:p>2905044.49451263</text:p>
          </table:table-cell>
          <table:table-cell office:value-type="float" office:value="880.743126371499" calcext:value-type="float">
            <text:p>880.743126371499</text:p>
          </table:table-cell>
          <table:table-cell office:value-type="float" office:value="732" calcext:value-type="float">
            <text:p>732</text:p>
          </table:table-cell>
          <table:table-cell office:value-type="float" office:value="432" calcext:value-type="float">
            <text:p>432</text:p>
          </table:table-cell>
          <table:table-cell office:value-type="float" office:value="62649" calcext:value-type="float">
            <text:p>62649</text:p>
          </table:table-cell>
          <table:table-cell office:value-type="float" office:value="2253.46757552975" calcext:value-type="float">
            <text:p>2253.46757552975</text:p>
          </table:table-cell>
          <table:table-cell office:value-type="float" office:value="2.55859797034536" calcext:value-type="float">
            <text:p>2.55859797034536</text:p>
          </table:table-cell>
          <table:table-cell office:value-type="float" office:value="15494" calcext:value-type="float">
            <text:p>1549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32768" calcext:value-type="float">
            <text:p>32768</text:p>
          </table:table-cell>
          <table:table-cell office:value-type="float" office:value="1031341.60606454" calcext:value-type="float">
            <text:p>1031341.60606454</text:p>
          </table:table-cell>
          <table:table-cell office:value-type="float" office:value="3270161.72051711" calcext:value-type="float">
            <text:p>3270161.72051711</text:p>
          </table:table-cell>
          <table:table-cell office:value-type="float" office:value="969.610839046686" calcext:value-type="float">
            <text:p>969.610839046686</text:p>
          </table:table-cell>
          <table:table-cell office:value-type="float" office:value="764" calcext:value-type="float">
            <text:p>764</text:p>
          </table:table-cell>
          <table:table-cell office:value-type="float" office:value="437" calcext:value-type="float">
            <text:p>437</text:p>
          </table:table-cell>
          <table:table-cell office:value-type="float" office:value="109765" calcext:value-type="float">
            <text:p>109765</text:p>
          </table:table-cell>
          <table:table-cell office:value-type="float" office:value="3074.42677673813" calcext:value-type="float">
            <text:p>3074.42677673813</text:p>
          </table:table-cell>
          <table:table-cell office:value-type="float" office:value="3.17078424964895" calcext:value-type="float">
            <text:p>3.17078424964895</text:p>
          </table:table-cell>
          <table:table-cell office:value-type="float" office:value="15315" calcext:value-type="float">
            <text:p>1531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65536" calcext:value-type="float">
            <text:p>65536</text:p>
          </table:table-cell>
          <table:table-cell office:value-type="float" office:value="1033399.52642964" calcext:value-type="float">
            <text:p>1033399.52642964</text:p>
          </table:table-cell>
          <table:table-cell office:value-type="float" office:value="2527798.96499469" calcext:value-type="float">
            <text:p>2527798.96499469</text:p>
          </table:table-cell>
          <table:table-cell office:value-type="float" office:value="967.6799480013" calcext:value-type="float">
            <text:p>967.6799480013</text:p>
          </table:table-cell>
          <table:table-cell office:value-type="float" office:value="765" calcext:value-type="float">
            <text:p>765</text:p>
          </table:table-cell>
          <table:table-cell office:value-type="float" office:value="463" calcext:value-type="float">
            <text:p>463</text:p>
          </table:table-cell>
          <table:table-cell office:value-type="float" office:value="73099" calcext:value-type="float">
            <text:p>73099</text:p>
          </table:table-cell>
          <table:table-cell office:value-type="float" office:value="2367.04227981892" calcext:value-type="float">
            <text:p>2367.04227981892</text:p>
          </table:table-cell>
          <table:table-cell office:value-type="float" office:value="2.4461003710038" calcext:value-type="float">
            <text:p>2.4461003710038</text:p>
          </table:table-cell>
          <table:table-cell office:value-type="float" office:value="15385" calcext:value-type="float">
            <text:p>153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9341.038829993" calcext:value-type="float">
            <text:p>989341.038829993</text:p>
          </table:table-cell>
          <table:table-cell office:value-type="float" office:value="2319453.25351211" calcext:value-type="float">
            <text:p>2319453.25351211</text:p>
          </table:table-cell>
          <table:table-cell office:value-type="float" office:value="1010.7737986717" calcext:value-type="float">
            <text:p>1010.7737986717</text:p>
          </table:table-cell>
          <table:table-cell office:value-type="float" office:value="814" calcext:value-type="float">
            <text:p>814</text:p>
          </table:table-cell>
          <table:table-cell office:value-type="float" office:value="458" calcext:value-type="float">
            <text:p>458</text:p>
          </table:table-cell>
          <table:table-cell office:value-type="float" office:value="60704" calcext:value-type="float">
            <text:p>60704</text:p>
          </table:table-cell>
          <table:table-cell office:value-type="float" office:value="2369.70112820392" calcext:value-type="float">
            <text:p>2369.70112820392</text:p>
          </table:table-cell>
          <table:table-cell office:value-type="float" office:value="2.34444257589387" calcext:value-type="float">
            <text:p>2.34444257589387</text:p>
          </table:table-cell>
          <table:table-cell office:value-type="float" office:value="15358" calcext:value-type="float">
            <text:p>1535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8655.560232982" calcext:value-type="float">
            <text:p>988655.560232982</text:p>
          </table:table-cell>
          <table:table-cell office:value-type="float" office:value="2224872.31575037" calcext:value-type="float">
            <text:p>2224872.31575037</text:p>
          </table:table-cell>
          <table:table-cell office:value-type="float" office:value="1011.47461282102" calcext:value-type="float">
            <text:p>1011.47461282102</text:p>
          </table:table-cell>
          <table:table-cell office:value-type="float" office:value="818" calcext:value-type="float">
            <text:p>818</text:p>
          </table:table-cell>
          <table:table-cell office:value-type="float" office:value="462" calcext:value-type="float">
            <text:p>462</text:p>
          </table:table-cell>
          <table:table-cell office:value-type="float" office:value="60645" calcext:value-type="float">
            <text:p>60645</text:p>
          </table:table-cell>
          <table:table-cell office:value-type="float" office:value="2276.22435423261" calcext:value-type="float">
            <text:p>2276.22435423261</text:p>
          </table:table-cell>
          <table:table-cell office:value-type="float" office:value="2.2504018641498" calcext:value-type="float">
            <text:p>2.2504018641498</text:p>
          </table:table-cell>
          <table:table-cell office:value-type="float" office:value="15303" calcext:value-type="float">
            <text:p>1530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524288" calcext:value-type="float">
            <text:p>524288</text:p>
          </table:table-cell>
          <table:table-cell office:value-type="float" office:value="871000.702603779" calcext:value-type="float">
            <text:p>871000.702603779</text:p>
          </table:table-cell>
          <table:table-cell office:value-type="float" office:value="1976698.12517078" calcext:value-type="float">
            <text:p>1976698.12517078</text:p>
          </table:table-cell>
          <table:table-cell office:value-type="float" office:value="1148.10469958358" calcext:value-type="float">
            <text:p>1148.10469958358</text:p>
          </table:table-cell>
          <table:table-cell office:value-type="float" office:value="870" calcext:value-type="float">
            <text:p>870</text:p>
          </table:table-cell>
          <table:table-cell office:value-type="float" office:value="488" calcext:value-type="float">
            <text:p>488</text:p>
          </table:table-cell>
          <table:table-cell office:value-type="float" office:value="69368" calcext:value-type="float">
            <text:p>69368</text:p>
          </table:table-cell>
          <table:table-cell office:value-type="float" office:value="2605.57356656807" calcext:value-type="float">
            <text:p>2605.57356656807</text:p>
          </table:table-cell>
          <table:table-cell office:value-type="float" office:value="2.26945640716663" calcext:value-type="float">
            <text:p>2.26945640716663</text:p>
          </table:table-cell>
          <table:table-cell office:value-type="float" office:value="15129" calcext:value-type="float">
            <text:p>1512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RRBVector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42955.338977318" calcext:value-type="float">
            <text:p>842955.338977318</text:p>
          </table:table-cell>
          <table:table-cell office:value-type="float" office:value="1827705.38783242" calcext:value-type="float">
            <text:p>1827705.38783242</text:p>
          </table:table-cell>
          <table:table-cell office:value-type="float" office:value="1186.3024691358" calcext:value-type="float">
            <text:p>1186.3024691358</text:p>
          </table:table-cell>
          <table:table-cell office:value-type="float" office:value="922" calcext:value-type="float">
            <text:p>922</text:p>
          </table:table-cell>
          <table:table-cell office:value-type="float" office:value="519" calcext:value-type="float">
            <text:p>519</text:p>
          </table:table-cell>
          <table:table-cell office:value-type="float" office:value="123295" calcext:value-type="float">
            <text:p>123295</text:p>
          </table:table-cell>
          <table:table-cell office:value-type="float" office:value="2572.15455455672" calcext:value-type="float">
            <text:p>2572.15455455672</text:p>
          </table:table-cell>
          <table:table-cell office:value-type="float" office:value="2.16821141443841" calcext:value-type="float">
            <text:p>2.16821141443841</text:p>
          </table:table-cell>
          <table:table-cell office:value-type="float" office:value="15228" calcext:value-type="float">
            <text:p>1522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32" calcext:value-type="float">
            <text:p>32</text:p>
          </table:table-cell>
          <table:table-cell office:value-type="float" office:value="6048277.80661501" calcext:value-type="float">
            <text:p>6048277.80661501</text:p>
          </table:table-cell>
          <table:table-cell office:value-type="float" office:value="41325659.6997599" calcext:value-type="float">
            <text:p>41325659.6997599</text:p>
          </table:table-cell>
          <table:table-cell office:value-type="float" office:value="165.33632084596" calcext:value-type="float">
            <text:p>165.33632084596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78753" calcext:value-type="float">
            <text:p>78753</text:p>
          </table:table-cell>
          <table:table-cell office:value-type="float" office:value="1129.68232441599" calcext:value-type="float">
            <text:p>1129.68232441599</text:p>
          </table:table-cell>
          <table:table-cell office:value-type="float" office:value="6.83263253129048" calcext:value-type="float">
            <text:p>6.83263253129048</text:p>
          </table:table-cell>
          <table:table-cell office:value-type="float" office:value="15509" calcext:value-type="float">
            <text:p>15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64" calcext:value-type="float">
            <text:p>64</text:p>
          </table:table-cell>
          <table:table-cell office:value-type="float" office:value="4581258.35985289" calcext:value-type="float">
            <text:p>4581258.35985289</text:p>
          </table:table-cell>
          <table:table-cell office:value-type="float" office:value="30985165.419388" calcext:value-type="float">
            <text:p>30985165.419388</text:p>
          </table:table-cell>
          <table:table-cell office:value-type="float" office:value="218.280638516993" calcext:value-type="float">
            <text:p>218.280638516993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29113" calcext:value-type="float">
            <text:p>129113</text:p>
          </table:table-cell>
          <table:table-cell office:value-type="float" office:value="1476.33273678017" calcext:value-type="float">
            <text:p>1476.33273678017</text:p>
          </table:table-cell>
          <table:table-cell office:value-type="float" office:value="6.76346169229866" calcext:value-type="float">
            <text:p>6.76346169229866</text:p>
          </table:table-cell>
          <table:table-cell office:value-type="float" office:value="15536" calcext:value-type="float">
            <text:p>1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28" calcext:value-type="float">
            <text:p>128</text:p>
          </table:table-cell>
          <table:table-cell office:value-type="float" office:value="3125398.6996196" calcext:value-type="float">
            <text:p>3125398.6996196</text:p>
          </table:table-cell>
          <table:table-cell office:value-type="float" office:value="15114205.0067451" calcext:value-type="float">
            <text:p>15114205.0067451</text:p>
          </table:table-cell>
          <table:table-cell office:value-type="float" office:value="319.959178367135" calcext:value-type="float">
            <text:p>319.959178367135</text:p>
          </table:table-cell>
          <table:table-cell office:value-type="float" office:value="269" calcext:value-type="float">
            <text:p>269</text:p>
          </table:table-cell>
          <table:table-cell office:value-type="float" office:value="44" calcext:value-type="float">
            <text:p>44</text:p>
          </table:table-cell>
          <table:table-cell office:value-type="float" office:value="119047" calcext:value-type="float">
            <text:p>119047</text:p>
          </table:table-cell>
          <table:table-cell office:value-type="float" office:value="1547.29974649928" calcext:value-type="float">
            <text:p>1547.29974649928</text:p>
          </table:table-cell>
          <table:table-cell office:value-type="float" office:value="4.8359286156306" calcext:value-type="float">
            <text:p>4.8359286156306</text:p>
          </table:table-cell>
          <table:table-cell office:value-type="float" office:value="15384" calcext:value-type="float">
            <text:p>15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256" calcext:value-type="float">
            <text:p>256</text:p>
          </table:table-cell>
          <table:table-cell office:value-type="float" office:value="2042083.49181309" calcext:value-type="float">
            <text:p>2042083.49181309</text:p>
          </table:table-cell>
          <table:table-cell office:value-type="float" office:value="4760990.55097801" calcext:value-type="float">
            <text:p>4760990.55097801</text:p>
          </table:table-cell>
          <table:table-cell office:value-type="float" office:value="489.695942408377" calcext:value-type="float">
            <text:p>489.695942408377</text:p>
          </table:table-cell>
          <table:table-cell office:value-type="float" office:value="434" calcext:value-type="float">
            <text:p>434</text:p>
          </table:table-cell>
          <table:table-cell office:value-type="float" office:value="41" calcext:value-type="float">
            <text:p>41</text:p>
          </table:table-cell>
          <table:table-cell office:value-type="float" office:value="55213" calcext:value-type="float">
            <text:p>55213</text:p>
          </table:table-cell>
          <table:table-cell office:value-type="float" office:value="1141.69560843399" calcext:value-type="float">
            <text:p>1141.69560843399</text:p>
          </table:table-cell>
          <table:table-cell office:value-type="float" office:value="2.33143775465855" calcext:value-type="float">
            <text:p>2.33143775465855</text:p>
          </table:table-cell>
          <table:table-cell office:value-type="float" office:value="15280" calcext:value-type="float">
            <text:p>15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512" calcext:value-type="float">
            <text:p>512</text:p>
          </table:table-cell>
          <table:table-cell office:value-type="float" office:value="1163191.70042635" calcext:value-type="float">
            <text:p>1163191.70042635</text:p>
          </table:table-cell>
          <table:table-cell office:value-type="float" office:value="2144688.00740935" calcext:value-type="float">
            <text:p>2144688.00740935</text:p>
          </table:table-cell>
          <table:table-cell office:value-type="float" office:value="859.703520609259" calcext:value-type="float">
            <text:p>859.703520609259</text:p>
          </table:table-cell>
          <table:table-cell office:value-type="float" office:value="775" calcext:value-type="float">
            <text:p>775</text:p>
          </table:table-cell>
          <table:table-cell office:value-type="float" office:value="53" calcext:value-type="float">
            <text:p>53</text:p>
          </table:table-cell>
          <table:table-cell office:value-type="float" office:value="112397" calcext:value-type="float">
            <text:p>112397</text:p>
          </table:table-cell>
          <table:table-cell office:value-type="float" office:value="1585.11776683282" calcext:value-type="float">
            <text:p>1585.11776683282</text:p>
          </table:table-cell>
          <table:table-cell office:value-type="float" office:value="1.84379583057828" calcext:value-type="float">
            <text:p>1.84379583057828</text:p>
          </table:table-cell>
          <table:table-cell office:value-type="float" office:value="14969" calcext:value-type="float">
            <text:p>14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024" calcext:value-type="float">
            <text:p>1024</text:p>
          </table:table-cell>
          <table:table-cell office:value-type="float" office:value="619350.999529977" calcext:value-type="float">
            <text:p>619350.999529977</text:p>
          </table:table-cell>
          <table:table-cell office:value-type="float" office:value="710416.410495445" calcext:value-type="float">
            <text:p>710416.410495445</text:p>
          </table:table-cell>
          <table:table-cell office:value-type="float" office:value="1614.59334167362" calcext:value-type="float">
            <text:p>1614.59334167362</text:p>
          </table:table-cell>
          <table:table-cell office:value-type="float" office:value="1501" calcext:value-type="float">
            <text:p>1501</text:p>
          </table:table-cell>
          <table:table-cell office:value-type="float" office:value="52" calcext:value-type="float">
            <text:p>52</text:p>
          </table:table-cell>
          <table:table-cell office:value-type="float" office:value="75734" calcext:value-type="float">
            <text:p>75734</text:p>
          </table:table-cell>
          <table:table-cell office:value-type="float" office:value="1851.99282324901" calcext:value-type="float">
            <text:p>1851.99282324901</text:p>
          </table:table-cell>
          <table:table-cell office:value-type="float" office:value="1.14703360620162" calcext:value-type="float">
            <text:p>1.14703360620162</text:p>
          </table:table-cell>
          <table:table-cell office:value-type="float" office:value="14388" calcext:value-type="float">
            <text:p>14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2048" calcext:value-type="float">
            <text:p>2048</text:p>
          </table:table-cell>
          <table:table-cell office:value-type="float" office:value="320375.687800422" calcext:value-type="float">
            <text:p>320375.687800422</text:p>
          </table:table-cell>
          <table:table-cell office:value-type="float" office:value="268788.980317738" calcext:value-type="float">
            <text:p>268788.980317738</text:p>
          </table:table-cell>
          <table:table-cell office:value-type="float" office:value="3121.33547606443" calcext:value-type="float">
            <text:p>3121.33547606443</text:p>
          </table:table-cell>
          <table:table-cell office:value-type="float" office:value="2967" calcext:value-type="float">
            <text:p>2967</text:p>
          </table:table-cell>
          <table:table-cell office:value-type="float" office:value="55" calcext:value-type="float">
            <text:p>55</text:p>
          </table:table-cell>
          <table:table-cell office:value-type="float" office:value="80873" calcext:value-type="float">
            <text:p>80873</text:p>
          </table:table-cell>
          <table:table-cell office:value-type="float" office:value="2618.73984758663" calcext:value-type="float">
            <text:p>2618.73984758663</text:p>
          </table:table-cell>
          <table:table-cell office:value-type="float" office:value="0.838980579840939" calcext:value-type="float">
            <text:p>0.838980579840939</text:p>
          </table:table-cell>
          <table:table-cell office:value-type="float" office:value="13223" calcext:value-type="float">
            <text:p>13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4096" calcext:value-type="float">
            <text:p>4096</text:p>
          </table:table-cell>
          <table:table-cell office:value-type="float" office:value="163564.804726012" calcext:value-type="float">
            <text:p>163564.804726012</text:p>
          </table:table-cell>
          <table:table-cell office:value-type="float" office:value="124138.452041779" calcext:value-type="float">
            <text:p>124138.452041779</text:p>
          </table:table-cell>
          <table:table-cell office:value-type="float" office:value="6113.78469637832" calcext:value-type="float">
            <text:p>6113.78469637832</text:p>
          </table:table-cell>
          <table:table-cell office:value-type="float" office:value="5759" calcext:value-type="float">
            <text:p>5759</text:p>
          </table:table-cell>
          <table:table-cell office:value-type="float" office:value="60" calcext:value-type="float">
            <text:p>60</text:p>
          </table:table-cell>
          <table:table-cell office:value-type="float" office:value="66060" calcext:value-type="float">
            <text:p>66060</text:p>
          </table:table-cell>
          <table:table-cell office:value-type="float" office:value="4640.09216161418" calcext:value-type="float">
            <text:p>4640.09216161418</text:p>
          </table:table-cell>
          <table:table-cell office:value-type="float" office:value="0.758955768325122" calcext:value-type="float">
            <text:p>0.758955768325122</text:p>
          </table:table-cell>
          <table:table-cell office:value-type="float" office:value="11017" calcext:value-type="float">
            <text:p>11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8192" calcext:value-type="float">
            <text:p>8192</text:p>
          </table:table-cell>
          <table:table-cell office:value-type="float" office:value="83171.7487975408" calcext:value-type="float">
            <text:p>83171.7487975408</text:p>
          </table:table-cell>
          <table:table-cell office:value-type="float" office:value="58434.6672198952" calcext:value-type="float">
            <text:p>58434.6672198952</text:p>
          </table:table-cell>
          <table:table-cell office:value-type="float" office:value="12023.3133781307" calcext:value-type="float">
            <text:p>12023.3133781307</text:p>
          </table:table-cell>
          <table:table-cell office:value-type="float" office:value="11455" calcext:value-type="float">
            <text:p>11455</text:p>
          </table:table-cell>
          <table:table-cell office:value-type="float" office:value="70" calcext:value-type="float">
            <text:p>70</text:p>
          </table:table-cell>
          <table:table-cell office:value-type="float" office:value="81117" calcext:value-type="float">
            <text:p>81117</text:p>
          </table:table-cell>
          <table:table-cell office:value-type="float" office:value="8447.31926752942" calcext:value-type="float">
            <text:p>8447.31926752942</text:p>
          </table:table-cell>
          <table:table-cell office:value-type="float" office:value="0.702578316131583" calcext:value-type="float">
            <text:p>0.702578316131583</text:p>
          </table:table-cell>
          <table:table-cell office:value-type="float" office:value="8185" calcext:value-type="float">
            <text:p>8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6384" calcext:value-type="float">
            <text:p>16384</text:p>
          </table:table-cell>
          <table:table-cell office:value-type="float" office:value="42096.2222679221" calcext:value-type="float">
            <text:p>42096.2222679221</text:p>
          </table:table-cell>
          <table:table-cell office:value-type="float" office:value="27443.8670612325" calcext:value-type="float">
            <text:p>27443.8670612325</text:p>
          </table:table-cell>
          <table:table-cell office:value-type="float" office:value="23755.1007222331" calcext:value-type="float">
            <text:p>23755.1007222331</text:p>
          </table:table-cell>
          <table:table-cell office:value-type="float" office:value="23426" calcext:value-type="float">
            <text:p>23426</text:p>
          </table:table-cell>
          <table:table-cell office:value-type="float" office:value="79" calcext:value-type="float">
            <text:p>79</text:p>
          </table:table-cell>
          <table:table-cell office:value-type="float" office:value="137873" calcext:value-type="float">
            <text:p>137873</text:p>
          </table:table-cell>
          <table:table-cell office:value-type="float" office:value="15486.7061965305" calcext:value-type="float">
            <text:p>15486.7061965305</text:p>
          </table:table-cell>
          <table:table-cell office:value-type="float" office:value="0.651931826247154" calcext:value-type="float">
            <text:p>0.651931826247154</text:p>
          </table:table-cell>
          <table:table-cell office:value-type="float" office:value="5123" calcext:value-type="float">
            <text:p>5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32768" calcext:value-type="float">
            <text:p>32768</text:p>
          </table:table-cell>
          <table:table-cell office:value-type="float" office:value="21195.0595652779" calcext:value-type="float">
            <text:p>21195.0595652779</text:p>
          </table:table-cell>
          <table:table-cell office:value-type="float" office:value="13669.7881816237" calcext:value-type="float">
            <text:p>13669.7881816237</text:p>
          </table:table-cell>
          <table:table-cell office:value-type="float" office:value="47180.8063063063" calcext:value-type="float">
            <text:p>47180.8063063063</text:p>
          </table:table-cell>
          <table:table-cell office:value-type="float" office:value="45524.5" calcext:value-type="float">
            <text:p>45524.5</text:p>
          </table:table-cell>
          <table:table-cell office:value-type="float" office:value="108" calcext:value-type="float">
            <text:p>108</text:p>
          </table:table-cell>
          <table:table-cell office:value-type="float" office:value="208430" calcext:value-type="float">
            <text:p>208430</text:p>
          </table:table-cell>
          <table:table-cell office:value-type="float" office:value="30429.3378586204" calcext:value-type="float">
            <text:p>30429.3378586204</text:p>
          </table:table-cell>
          <table:table-cell office:value-type="float" office:value="0.644951628445423" calcext:value-type="float">
            <text:p>0.644951628445423</text:p>
          </table:table-cell>
          <table:table-cell office:value-type="float" office:value="2220" calcext:value-type="float">
            <text:p>2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65536" calcext:value-type="float">
            <text:p>65536</text:p>
          </table:table-cell>
          <table:table-cell office:value-type="float" office:value="10453.5418990337" calcext:value-type="float">
            <text:p>10453.5418990337</text:p>
          </table:table-cell>
          <table:table-cell office:value-type="float" office:value="6640.80955582054" calcext:value-type="float">
            <text:p>6640.80955582054</text:p>
          </table:table-cell>
          <table:table-cell office:value-type="float" office:value="95661.3566634707" calcext:value-type="float">
            <text:p>95661.3566634707</text:p>
          </table:table-cell>
          <table:table-cell office:value-type="float" office:value="93373" calcext:value-type="float">
            <text:p>93373</text:p>
          </table:table-cell>
          <table:table-cell office:value-type="float" office:value="180" calcext:value-type="float">
            <text:p>180</text:p>
          </table:table-cell>
          <table:table-cell office:value-type="float" office:value="360585" calcext:value-type="float">
            <text:p>360585</text:p>
          </table:table-cell>
          <table:table-cell office:value-type="float" office:value="60770.6801760899" calcext:value-type="float">
            <text:p>60770.6801760899</text:p>
          </table:table-cell>
          <table:table-cell office:value-type="float" office:value="0.635268851453534" calcext:value-type="float">
            <text:p>0.635268851453534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31072" calcext:value-type="float">
            <text:p>131072</text:p>
          </table:table-cell>
          <table:table-cell office:value-type="float" office:value="4241.10222520342" calcext:value-type="float">
            <text:p>4241.10222520342</text:p>
          </table:table-cell>
          <table:table-cell office:value-type="float" office:value="2557.02581588935" calcext:value-type="float">
            <text:p>2557.02581588935</text:p>
          </table:table-cell>
          <table:table-cell office:value-type="float" office:value="235787.761506276" calcext:value-type="float">
            <text:p>235787.761506276</text:p>
          </table:table-cell>
          <table:table-cell office:value-type="float" office:value="227309" calcext:value-type="float">
            <text:p>227309</text:p>
          </table:table-cell>
          <table:table-cell office:value-type="float" office:value="635" calcext:value-type="float">
            <text:p>635</text:p>
          </table:table-cell>
          <table:table-cell office:value-type="float" office:value="752482" calcext:value-type="float">
            <text:p>752482</text:p>
          </table:table-cell>
          <table:table-cell office:value-type="float" office:value="142160.07095028" calcext:value-type="float">
            <text:p>142160.07095028</text:p>
          </table:table-cell>
          <table:table-cell office:value-type="float" office:value="0.602915393242309" calcext:value-type="float">
            <text:p>0.602915393242309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4.209759709" calcext:value-type="float">
            <text:p>1834.209759709</text:p>
          </table:table-cell>
          <table:table-cell office:value-type="float" office:value="908.625822687196" calcext:value-type="float">
            <text:p>908.625822687196</text:p>
          </table:table-cell>
          <table:table-cell office:value-type="float" office:value="545193.91509434" calcext:value-type="float">
            <text:p>545193.91509434</text:p>
          </table:table-cell>
          <table:table-cell office:value-type="float" office:value="538522" calcext:value-type="float">
            <text:p>538522</text:p>
          </table:table-cell>
          <table:table-cell office:value-type="float" office:value="9177" calcext:value-type="float">
            <text:p>9177</text:p>
          </table:table-cell>
          <table:table-cell office:value-type="float" office:value="1097433" calcext:value-type="float">
            <text:p>1097433</text:p>
          </table:table-cell>
          <table:table-cell office:value-type="float" office:value="270076.673076496" calcext:value-type="float">
            <text:p>270076.673076496</text:p>
          </table:table-cell>
          <table:table-cell office:value-type="float" office:value="0.495377269626647" calcext:value-type="float">
            <text:p>0.495377269626647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.651416325307" calcext:value-type="float">
            <text:p>984.651416325307</text:p>
          </table:table-cell>
          <table:table-cell office:value-type="float" office:value="638.916872773175" calcext:value-type="float">
            <text:p>638.916872773175</text:p>
          </table:table-cell>
          <table:table-cell office:value-type="float" office:value="1015587.83486239" calcext:value-type="float">
            <text:p>1015587.83486239</text:p>
          </table:table-cell>
          <table:table-cell office:value-type="float" office:value="1139352" calcext:value-type="float">
            <text:p>1139352</text:p>
          </table:table-cell>
          <table:table-cell office:value-type="float" office:value="6659" calcext:value-type="float">
            <text:p>6659</text:p>
          </table:table-cell>
          <table:table-cell office:value-type="float" office:value="2947846" calcext:value-type="float">
            <text:p>2947846</text:p>
          </table:table-cell>
          <table:table-cell office:value-type="float" office:value="658990.778582682" calcext:value-type="float">
            <text:p>658990.778582682</text:p>
          </table:table-cell>
          <table:table-cell office:value-type="float" office:value="0.648876203476755" calcext:value-type="float">
            <text:p>0.648876203476755</text:p>
          </table:table-cell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86.153375371686" calcext:value-type="float">
            <text:p>486.153375371686</text:p>
          </table:table-cell>
          <table:table-cell office:value-type="float" office:value="251.108850145545" calcext:value-type="float">
            <text:p>251.108850145545</text:p>
          </table:table-cell>
          <table:table-cell office:value-type="float" office:value="2056964.01724138" calcext:value-type="float">
            <text:p>2056964.01724138</text:p>
          </table:table-cell>
          <table:table-cell office:value-type="float" office:value="2195097.5" calcext:value-type="float">
            <text:p>2195097.5</text:p>
          </table:table-cell>
          <table:table-cell office:value-type="float" office:value="46108" calcext:value-type="float">
            <text:p>46108</text:p>
          </table:table-cell>
          <table:table-cell office:value-type="float" office:value="3979169" calcext:value-type="float">
            <text:p>3979169</text:p>
          </table:table-cell>
          <table:table-cell office:value-type="float" office:value="1062466.89898088" calcext:value-type="float">
            <text:p>1062466.89898088</text:p>
          </table:table-cell>
          <table:table-cell office:value-type="float" office:value="0.516521869160244" calcext:value-type="float">
            <text:p>0.516521869160244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</table:table>
      <table:table table:name="Graph" table:style-name="ta1">
        <table:shapes>
          <draw:frame draw:z-index="0" draw:style-name="gr1" draw:text-style-name="P1" svg:width="6.2988in" svg:height="3.5429in" svg:x="0.0004in" svg:y="0.0004in">
            <draw:object draw:notify-on-update-of-ranges="random_access.B2:random_access.B17 random_access.A2:random_access.A2 random_access.C2:random_access.C17 random_access.B18:random_access.B33 random_access.A18:random_access.A18 random_access.C18:random_access.C33 random_access.B34:random_access.B49 random_access.A34:random_access.A34 random_access.C34:random_access.C49 random_access.A50:random_access.A50 random_access.C50:random_access.C65 random_access.B50:random_access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114in" svg:y="0.0004in">
            <draw:object draw:notify-on-update-of-ranges="random_access.B2:random_access.B17 random_access.A2:random_access.A2 random_access.C2:random_access.C17 random_access.B18:random_access.B33 random_access.A18:random_access.A18 random_access.C18:random_access.C33 random_access.B34:random_access.B49 random_access.A34:random_access.A34 random_access.C34:random_access.C49 random_access.A50:random_access.A50 random_access.C50:random_access.C65 random_access.B50:random_access.B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random_access.A2:random_access.K4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6:50:41.7658309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8T22:49:20.998366762</dc:date>
    <meta:editing-duration>PT6H6M44S</meta:editing-duration>
    <meta:editing-cycles>7</meta:editing-cycles>
    <meta:generator>LibreOffice/7.2.0.4$Linux_X86_64 LibreOffice_project/20$Build-4</meta:generator>
    <meta:document-statistic meta:table-count="2" meta:cell-count="7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6cm" chart:style-name="ch2">
          <text:p>Random element read</text:p>
        </chart:title>
        <chart:legend chart:legend-position="end" svg:x="10.661cm" svg:y="3.454cm" style:legend-expansion="high" chart:style-name="ch3"/>
        <chart:plot-area chart:style-name="ch4" table:cell-range-address="random_access.B2:random_access.C17 random_access.A2:random_access.A2 random_access.A18:random_access.A18 random_access.C18:random_access.C65 random_access.A34:random_access.A34 random_access.A50:random_access.A50" chart:data-source-has-labels="row" svg:x="1.331cm" svg:y="1.275cm" svg:width="9.01cm" svg:height="6.564cm">
          <chart:coordinate-region svg:x="2.878cm" svg:y="1.275cm" svg:width="7.322cm" svg:height="4.919cm"/>
          <chart:axis chart:dimension="x" chart:name="primary-x" chart:style-name="ch5">
            <chart:title svg:x="4.7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random_access.C2:random_access.C17" chart:label-cell-address="random_access.A2:random_access.A2" chart:class="chart:scatter">
            <chart:domain table:cell-range-address="random_access.B2:random_access.B17"/>
            <chart:data-point chart:repeated="16"/>
          </chart:series>
          <chart:series chart:style-name="ch11" chart:values-cell-range-address="random_access.C18:random_access.C33" chart:label-cell-address="random_access.A18:random_access.A18" chart:class="chart:scatter">
            <chart:domain table:cell-range-address="random_access.B18:random_access.B33"/>
            <chart:data-point chart:repeated="16"/>
          </chart:series>
          <chart:series chart:style-name="ch12" chart:values-cell-range-address="random_access.C34:random_access.C49" chart:label-cell-address="random_access.A34:random_access.A34" chart:class="chart:scatter">
            <chart:domain table:cell-range-address="random_access.B34:random_access.B49"/>
            <chart:data-point chart:repeated="16"/>
          </chart:series>
          <chart:series chart:style-name="ch13" chart:values-cell-range-address="random_access.C50:random_access.C65" chart:label-cell-address="random_access.A50:random_access.A50" chart:class="chart:scatter">
            <chart:domain table:cell-range-address="random_access.B50:random_access.B65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get/2 (ErlangArray)</text:p>
                <draw:g>
                  <svg:desc>random_access.A2:random_access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get/2 (MapArray)</text:p>
                <draw:g>
                  <svg:desc>random_access.A18:random_access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get/2 (RRBVector)</text:p>
                <draw:g>
                  <svg:desc>random_access.A34:random_access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num.fetch/2 (list)</text:p>
                <draw:g>
                  <svg:desc>random_access.A50:random_acces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random_access.B2:random_access.B17</svg:desc>
                </draw:g>
              </table:table-cell>
              <table:table-cell office:value-type="float" office:value="4363289.85367933">
                <text:p>4363289.85367933</text:p>
                <draw:g>
                  <svg:desc>random_access.C2:random_access.C17</svg:desc>
                </draw:g>
              </table:table-cell>
              <table:table-cell office:value-type="float" office:value="32">
                <text:p>32</text:p>
                <draw:g>
                  <svg:desc>random_access.B18:random_access.B33</svg:desc>
                </draw:g>
              </table:table-cell>
              <table:table-cell office:value-type="float" office:value="4602560.93398769">
                <text:p>4602560.93398769</text:p>
                <draw:g>
                  <svg:desc>random_access.C18:random_access.C33</svg:desc>
                </draw:g>
              </table:table-cell>
              <table:table-cell office:value-type="float" office:value="32">
                <text:p>32</text:p>
                <draw:g>
                  <svg:desc>random_access.B34:random_access.B49</svg:desc>
                </draw:g>
              </table:table-cell>
              <table:table-cell office:value-type="float" office:value="1202751.23066608">
                <text:p>1202751.23066608</text:p>
                <draw:g>
                  <svg:desc>random_access.C34:random_access.C49</svg:desc>
                </draw:g>
              </table:table-cell>
              <table:table-cell office:value-type="float" office:value="32">
                <text:p>32</text:p>
                <draw:g>
                  <svg:desc>random_access.B50:random_access.B65</svg:desc>
                </draw:g>
              </table:table-cell>
              <table:table-cell office:value-type="float" office:value="6048277.80661501">
                <text:p>6048277.80661501</text:p>
                <draw:g>
                  <svg:desc>random_access.C50:random_access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4144467.06341863">
                <text:p>4144467.06341863</text:p>
              </table:table-cell>
              <table:table-cell office:value-type="float" office:value="64">
                <text:p>64</text:p>
              </table:table-cell>
              <table:table-cell office:value-type="float" office:value="4381984.1306294">
                <text:p>4381984.1306294</text:p>
              </table:table-cell>
              <table:table-cell office:value-type="float" office:value="64">
                <text:p>64</text:p>
              </table:table-cell>
              <table:table-cell office:value-type="float" office:value="1276540.55932958">
                <text:p>1276540.55932958</text:p>
              </table:table-cell>
              <table:table-cell office:value-type="float" office:value="64">
                <text:p>64</text:p>
              </table:table-cell>
              <table:table-cell office:value-type="float" office:value="4581258.35985289">
                <text:p>4581258.35985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4352968.44226159">
                <text:p>4352968.44226159</text:p>
              </table:table-cell>
              <table:table-cell office:value-type="float" office:value="128">
                <text:p>128</text:p>
              </table:table-cell>
              <table:table-cell office:value-type="float" office:value="4285699.69065979">
                <text:p>4285699.69065979</text:p>
              </table:table-cell>
              <table:table-cell office:value-type="float" office:value="128">
                <text:p>128</text:p>
              </table:table-cell>
              <table:table-cell office:value-type="float" office:value="1209769.27848555">
                <text:p>1209769.27848555</text:p>
              </table:table-cell>
              <table:table-cell office:value-type="float" office:value="128">
                <text:p>128</text:p>
              </table:table-cell>
              <table:table-cell office:value-type="float" office:value="3125398.6996196">
                <text:p>3125398.6996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3999433.68944864">
                <text:p>3999433.68944864</text:p>
              </table:table-cell>
              <table:table-cell office:value-type="float" office:value="256">
                <text:p>256</text:p>
              </table:table-cell>
              <table:table-cell office:value-type="float" office:value="4085059.61771219">
                <text:p>4085059.61771219</text:p>
              </table:table-cell>
              <table:table-cell office:value-type="float" office:value="256">
                <text:p>256</text:p>
              </table:table-cell>
              <table:table-cell office:value-type="float" office:value="1181111.52307435">
                <text:p>1181111.52307435</text:p>
              </table:table-cell>
              <table:table-cell office:value-type="float" office:value="256">
                <text:p>256</text:p>
              </table:table-cell>
              <table:table-cell office:value-type="float" office:value="2042083.49181309">
                <text:p>2042083.49181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3930759.41465355">
                <text:p>3930759.41465355</text:p>
              </table:table-cell>
              <table:table-cell office:value-type="float" office:value="512">
                <text:p>512</text:p>
              </table:table-cell>
              <table:table-cell office:value-type="float" office:value="3755072.64660737">
                <text:p>3755072.64660737</text:p>
              </table:table-cell>
              <table:table-cell office:value-type="float" office:value="512">
                <text:p>512</text:p>
              </table:table-cell>
              <table:table-cell office:value-type="float" office:value="1133983.2115659">
                <text:p>1133983.2115659</text:p>
              </table:table-cell>
              <table:table-cell office:value-type="float" office:value="512">
                <text:p>512</text:p>
              </table:table-cell>
              <table:table-cell office:value-type="float" office:value="1163191.70042635">
                <text:p>1163191.7004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3953044.21220715">
                <text:p>3953044.21220715</text:p>
              </table:table-cell>
              <table:table-cell office:value-type="float" office:value="1024">
                <text:p>1024</text:p>
              </table:table-cell>
              <table:table-cell office:value-type="float" office:value="3463122.93962978">
                <text:p>3463122.93962978</text:p>
              </table:table-cell>
              <table:table-cell office:value-type="float" office:value="1024">
                <text:p>1024</text:p>
              </table:table-cell>
              <table:table-cell office:value-type="float" office:value="1140607.61206442">
                <text:p>1140607.61206442</text:p>
              </table:table-cell>
              <table:table-cell office:value-type="float" office:value="1024">
                <text:p>1024</text:p>
              </table:table-cell>
              <table:table-cell office:value-type="float" office:value="619350.999529977">
                <text:p>619350.999529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3917750.61273292">
                <text:p>3917750.61273292</text:p>
              </table:table-cell>
              <table:table-cell office:value-type="float" office:value="2048">
                <text:p>2048</text:p>
              </table:table-cell>
              <table:table-cell office:value-type="float" office:value="3764953.65345105">
                <text:p>3764953.65345105</text:p>
              </table:table-cell>
              <table:table-cell office:value-type="float" office:value="2048">
                <text:p>2048</text:p>
              </table:table-cell>
              <table:table-cell office:value-type="float" office:value="1193221.44211535">
                <text:p>1193221.44211535</text:p>
              </table:table-cell>
              <table:table-cell office:value-type="float" office:value="2048">
                <text:p>2048</text:p>
              </table:table-cell>
              <table:table-cell office:value-type="float" office:value="320375.687800422">
                <text:p>320375.687800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3451737.72005371">
                <text:p>3451737.72005371</text:p>
              </table:table-cell>
              <table:table-cell office:value-type="float" office:value="4096">
                <text:p>4096</text:p>
              </table:table-cell>
              <table:table-cell office:value-type="float" office:value="3635543.97726491">
                <text:p>3635543.97726491</text:p>
              </table:table-cell>
              <table:table-cell office:value-type="float" office:value="4096">
                <text:p>4096</text:p>
              </table:table-cell>
              <table:table-cell office:value-type="float" office:value="1203366.41499761">
                <text:p>1203366.41499761</text:p>
              </table:table-cell>
              <table:table-cell office:value-type="float" office:value="4096">
                <text:p>4096</text:p>
              </table:table-cell>
              <table:table-cell office:value-type="float" office:value="163564.804726012">
                <text:p>163564.804726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3722426.79581144">
                <text:p>3722426.79581144</text:p>
              </table:table-cell>
              <table:table-cell office:value-type="float" office:value="8192">
                <text:p>8192</text:p>
              </table:table-cell>
              <table:table-cell office:value-type="float" office:value="3811409.41882695">
                <text:p>3811409.41882695</text:p>
              </table:table-cell>
              <table:table-cell office:value-type="float" office:value="8192">
                <text:p>8192</text:p>
              </table:table-cell>
              <table:table-cell office:value-type="float" office:value="1139101.34530272">
                <text:p>1139101.34530272</text:p>
              </table:table-cell>
              <table:table-cell office:value-type="float" office:value="8192">
                <text:p>8192</text:p>
              </table:table-cell>
              <table:table-cell office:value-type="float" office:value="83171.7487975408">
                <text:p>83171.7487975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2886364.95533047">
                <text:p>2886364.95533047</text:p>
              </table:table-cell>
              <table:table-cell office:value-type="float" office:value="16384">
                <text:p>16384</text:p>
              </table:table-cell>
              <table:table-cell office:value-type="float" office:value="3755417.67751216">
                <text:p>3755417.67751216</text:p>
              </table:table-cell>
              <table:table-cell office:value-type="float" office:value="16384">
                <text:p>16384</text:p>
              </table:table-cell>
              <table:table-cell office:value-type="float" office:value="1135404.83037298">
                <text:p>1135404.83037298</text:p>
              </table:table-cell>
              <table:table-cell office:value-type="float" office:value="16384">
                <text:p>16384</text:p>
              </table:table-cell>
              <table:table-cell office:value-type="float" office:value="42096.2222679221">
                <text:p>42096.2222679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637954.970430019">
                <text:p>637954.970430019</text:p>
              </table:table-cell>
              <table:table-cell office:value-type="float" office:value="32768">
                <text:p>32768</text:p>
              </table:table-cell>
              <table:table-cell office:value-type="float" office:value="637740.295319465">
                <text:p>637740.295319465</text:p>
              </table:table-cell>
              <table:table-cell office:value-type="float" office:value="32768">
                <text:p>32768</text:p>
              </table:table-cell>
              <table:table-cell office:value-type="float" office:value="1031341.60606454">
                <text:p>1031341.60606454</text:p>
              </table:table-cell>
              <table:table-cell office:value-type="float" office:value="32768">
                <text:p>32768</text:p>
              </table:table-cell>
              <table:table-cell office:value-type="float" office:value="21195.0595652779">
                <text:p>21195.0595652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559429.738749288">
                <text:p>559429.738749288</text:p>
              </table:table-cell>
              <table:table-cell office:value-type="float" office:value="65536">
                <text:p>65536</text:p>
              </table:table-cell>
              <table:table-cell office:value-type="float" office:value="511310.043609365">
                <text:p>511310.043609365</text:p>
              </table:table-cell>
              <table:table-cell office:value-type="float" office:value="65536">
                <text:p>65536</text:p>
              </table:table-cell>
              <table:table-cell office:value-type="float" office:value="1033399.52642964">
                <text:p>1033399.52642964</text:p>
              </table:table-cell>
              <table:table-cell office:value-type="float" office:value="65536">
                <text:p>65536</text:p>
              </table:table-cell>
              <table:table-cell office:value-type="float" office:value="10453.5418990337">
                <text:p>10453.5418990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348851.242287559">
                <text:p>348851.242287559</text:p>
              </table:table-cell>
              <table:table-cell office:value-type="float" office:value="131072">
                <text:p>131072</text:p>
              </table:table-cell>
              <table:table-cell office:value-type="float" office:value="323340.650736168">
                <text:p>323340.650736168</text:p>
              </table:table-cell>
              <table:table-cell office:value-type="float" office:value="131072">
                <text:p>131072</text:p>
              </table:table-cell>
              <table:table-cell office:value-type="float" office:value="989341.038829993">
                <text:p>989341.038829993</text:p>
              </table:table-cell>
              <table:table-cell office:value-type="float" office:value="131072">
                <text:p>131072</text:p>
              </table:table-cell>
              <table:table-cell office:value-type="float" office:value="4241.10222520342">
                <text:p>4241.10222520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339705.06805991">
                <text:p>339705.06805991</text:p>
              </table:table-cell>
              <table:table-cell office:value-type="float" office:value="262144">
                <text:p>262144</text:p>
              </table:table-cell>
              <table:table-cell office:value-type="float" office:value="275241.576275952">
                <text:p>275241.576275952</text:p>
              </table:table-cell>
              <table:table-cell office:value-type="float" office:value="262144">
                <text:p>262144</text:p>
              </table:table-cell>
              <table:table-cell office:value-type="float" office:value="988655.560232982">
                <text:p>988655.560232982</text:p>
              </table:table-cell>
              <table:table-cell office:value-type="float" office:value="262144">
                <text:p>262144</text:p>
              </table:table-cell>
              <table:table-cell office:value-type="float" office:value="1834.209759709">
                <text:p>1834.209759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306219.86586369">
                <text:p>306219.86586369</text:p>
              </table:table-cell>
              <table:table-cell office:value-type="float" office:value="524288">
                <text:p>524288</text:p>
              </table:table-cell>
              <table:table-cell office:value-type="float" office:value="356691.896673491">
                <text:p>356691.896673491</text:p>
              </table:table-cell>
              <table:table-cell office:value-type="float" office:value="524288">
                <text:p>524288</text:p>
              </table:table-cell>
              <table:table-cell office:value-type="float" office:value="871000.702603779">
                <text:p>871000.702603779</text:p>
              </table:table-cell>
              <table:table-cell office:value-type="float" office:value="524288">
                <text:p>524288</text:p>
              </table:table-cell>
              <table:table-cell office:value-type="float" office:value="984.651416325307">
                <text:p>984.651416325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294621.812727662">
                <text:p>294621.812727662</text:p>
              </table:table-cell>
              <table:table-cell office:value-type="float" office:value="1048576">
                <text:p>1048576</text:p>
              </table:table-cell>
              <table:table-cell office:value-type="float" office:value="243177.220926505">
                <text:p>243177.220926505</text:p>
              </table:table-cell>
              <table:table-cell office:value-type="float" office:value="1048576">
                <text:p>1048576</text:p>
              </table:table-cell>
              <table:table-cell office:value-type="float" office:value="842955.338977318">
                <text:p>842955.338977318</text:p>
              </table:table-cell>
              <table:table-cell office:value-type="float" office:value="1048576">
                <text:p>1048576</text:p>
              </table:table-cell>
              <table:table-cell office:value-type="float" office:value="486.153375371686">
                <text:p>486.153375371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6cm" chart:style-name="ch2">
          <text:p>Random element read</text:p>
        </chart:title>
        <chart:legend chart:legend-position="end" svg:x="10.661cm" svg:y="3.454cm" style:legend-expansion="high" chart:style-name="ch3"/>
        <chart:plot-area chart:style-name="ch4" table:cell-range-address="random_access.B2:random_access.C17 random_access.A2:random_access.A2 random_access.A18:random_access.A18 random_access.C18:random_access.C65 random_access.A34:random_access.A34 random_access.A50:random_access.A50" chart:data-source-has-labels="row" svg:x="1.331cm" svg:y="1.275cm" svg:width="9.01cm" svg:height="6.564cm">
          <chart:coordinate-region svg:x="2.878cm" svg:y="1.474cm" svg:width="7.463cm" svg:height="5.718cm"/>
          <chart:axis chart:dimension="x" chart:name="primary-x" chart:style-name="ch5">
            <chart:title svg:x="4.7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random_access.C2:random_access.C17" chart:label-cell-address="random_access.A2:random_access.A2" chart:class="chart:scatter">
            <chart:domain table:cell-range-address="random_access.B2:random_access.B17"/>
            <chart:data-point chart:repeated="16"/>
          </chart:series>
          <chart:series chart:style-name="ch11" chart:values-cell-range-address="random_access.C18:random_access.C33" chart:label-cell-address="random_access.A18:random_access.A18" chart:class="chart:scatter">
            <chart:domain table:cell-range-address="random_access.B18:random_access.B33"/>
            <chart:data-point chart:repeated="16"/>
          </chart:series>
          <chart:series chart:style-name="ch12" chart:values-cell-range-address="random_access.C34:random_access.C49" chart:label-cell-address="random_access.A34:random_access.A34" chart:class="chart:scatter">
            <chart:domain table:cell-range-address="random_access.B34:random_access.B49"/>
            <chart:data-point chart:repeated="16"/>
          </chart:series>
          <chart:series chart:style-name="ch13" chart:values-cell-range-address="random_access.C50:random_access.C65" chart:label-cell-address="random_access.A50:random_access.A50" chart:class="chart:scatter">
            <chart:domain table:cell-range-address="random_access.B50:random_access.B65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get/2 (ErlangArray)</text:p>
                <draw:g>
                  <svg:desc>random_access.A2:random_access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get/2 (MapArray)</text:p>
                <draw:g>
                  <svg:desc>random_access.A18:random_access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get/2 (RRBVector)</text:p>
                <draw:g>
                  <svg:desc>random_access.A34:random_access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num.fetch/2 (list)</text:p>
                <draw:g>
                  <svg:desc>random_access.A50:random_acces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random_access.B2:random_access.B17</svg:desc>
                </draw:g>
              </table:table-cell>
              <table:table-cell office:value-type="float" office:value="4363289.85367933">
                <text:p>4363289.85367933</text:p>
                <draw:g>
                  <svg:desc>random_access.C2:random_access.C17</svg:desc>
                </draw:g>
              </table:table-cell>
              <table:table-cell office:value-type="float" office:value="32">
                <text:p>32</text:p>
                <draw:g>
                  <svg:desc>random_access.B18:random_access.B33</svg:desc>
                </draw:g>
              </table:table-cell>
              <table:table-cell office:value-type="float" office:value="4602560.93398769">
                <text:p>4602560.93398769</text:p>
                <draw:g>
                  <svg:desc>random_access.C18:random_access.C33</svg:desc>
                </draw:g>
              </table:table-cell>
              <table:table-cell office:value-type="float" office:value="32">
                <text:p>32</text:p>
                <draw:g>
                  <svg:desc>random_access.B34:random_access.B49</svg:desc>
                </draw:g>
              </table:table-cell>
              <table:table-cell office:value-type="float" office:value="1202751.23066608">
                <text:p>1202751.23066608</text:p>
                <draw:g>
                  <svg:desc>random_access.C34:random_access.C49</svg:desc>
                </draw:g>
              </table:table-cell>
              <table:table-cell office:value-type="float" office:value="32">
                <text:p>32</text:p>
                <draw:g>
                  <svg:desc>random_access.B50:random_access.B65</svg:desc>
                </draw:g>
              </table:table-cell>
              <table:table-cell office:value-type="float" office:value="6048277.80661501">
                <text:p>6048277.80661501</text:p>
                <draw:g>
                  <svg:desc>random_access.C50:random_access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4144467.06341863">
                <text:p>4144467.06341863</text:p>
              </table:table-cell>
              <table:table-cell office:value-type="float" office:value="64">
                <text:p>64</text:p>
              </table:table-cell>
              <table:table-cell office:value-type="float" office:value="4381984.1306294">
                <text:p>4381984.1306294</text:p>
              </table:table-cell>
              <table:table-cell office:value-type="float" office:value="64">
                <text:p>64</text:p>
              </table:table-cell>
              <table:table-cell office:value-type="float" office:value="1276540.55932958">
                <text:p>1276540.55932958</text:p>
              </table:table-cell>
              <table:table-cell office:value-type="float" office:value="64">
                <text:p>64</text:p>
              </table:table-cell>
              <table:table-cell office:value-type="float" office:value="4581258.35985289">
                <text:p>4581258.35985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4352968.44226159">
                <text:p>4352968.44226159</text:p>
              </table:table-cell>
              <table:table-cell office:value-type="float" office:value="128">
                <text:p>128</text:p>
              </table:table-cell>
              <table:table-cell office:value-type="float" office:value="4285699.69065979">
                <text:p>4285699.69065979</text:p>
              </table:table-cell>
              <table:table-cell office:value-type="float" office:value="128">
                <text:p>128</text:p>
              </table:table-cell>
              <table:table-cell office:value-type="float" office:value="1209769.27848555">
                <text:p>1209769.27848555</text:p>
              </table:table-cell>
              <table:table-cell office:value-type="float" office:value="128">
                <text:p>128</text:p>
              </table:table-cell>
              <table:table-cell office:value-type="float" office:value="3125398.6996196">
                <text:p>3125398.6996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3999433.68944864">
                <text:p>3999433.68944864</text:p>
              </table:table-cell>
              <table:table-cell office:value-type="float" office:value="256">
                <text:p>256</text:p>
              </table:table-cell>
              <table:table-cell office:value-type="float" office:value="4085059.61771219">
                <text:p>4085059.61771219</text:p>
              </table:table-cell>
              <table:table-cell office:value-type="float" office:value="256">
                <text:p>256</text:p>
              </table:table-cell>
              <table:table-cell office:value-type="float" office:value="1181111.52307435">
                <text:p>1181111.52307435</text:p>
              </table:table-cell>
              <table:table-cell office:value-type="float" office:value="256">
                <text:p>256</text:p>
              </table:table-cell>
              <table:table-cell office:value-type="float" office:value="2042083.49181309">
                <text:p>2042083.49181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3930759.41465355">
                <text:p>3930759.41465355</text:p>
              </table:table-cell>
              <table:table-cell office:value-type="float" office:value="512">
                <text:p>512</text:p>
              </table:table-cell>
              <table:table-cell office:value-type="float" office:value="3755072.64660737">
                <text:p>3755072.64660737</text:p>
              </table:table-cell>
              <table:table-cell office:value-type="float" office:value="512">
                <text:p>512</text:p>
              </table:table-cell>
              <table:table-cell office:value-type="float" office:value="1133983.2115659">
                <text:p>1133983.2115659</text:p>
              </table:table-cell>
              <table:table-cell office:value-type="float" office:value="512">
                <text:p>512</text:p>
              </table:table-cell>
              <table:table-cell office:value-type="float" office:value="1163191.70042635">
                <text:p>1163191.7004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3953044.21220715">
                <text:p>3953044.21220715</text:p>
              </table:table-cell>
              <table:table-cell office:value-type="float" office:value="1024">
                <text:p>1024</text:p>
              </table:table-cell>
              <table:table-cell office:value-type="float" office:value="3463122.93962978">
                <text:p>3463122.93962978</text:p>
              </table:table-cell>
              <table:table-cell office:value-type="float" office:value="1024">
                <text:p>1024</text:p>
              </table:table-cell>
              <table:table-cell office:value-type="float" office:value="1140607.61206442">
                <text:p>1140607.61206442</text:p>
              </table:table-cell>
              <table:table-cell office:value-type="float" office:value="1024">
                <text:p>1024</text:p>
              </table:table-cell>
              <table:table-cell office:value-type="float" office:value="619350.999529977">
                <text:p>619350.999529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3917750.61273292">
                <text:p>3917750.61273292</text:p>
              </table:table-cell>
              <table:table-cell office:value-type="float" office:value="2048">
                <text:p>2048</text:p>
              </table:table-cell>
              <table:table-cell office:value-type="float" office:value="3764953.65345105">
                <text:p>3764953.65345105</text:p>
              </table:table-cell>
              <table:table-cell office:value-type="float" office:value="2048">
                <text:p>2048</text:p>
              </table:table-cell>
              <table:table-cell office:value-type="float" office:value="1193221.44211535">
                <text:p>1193221.44211535</text:p>
              </table:table-cell>
              <table:table-cell office:value-type="float" office:value="2048">
                <text:p>2048</text:p>
              </table:table-cell>
              <table:table-cell office:value-type="float" office:value="320375.687800422">
                <text:p>320375.687800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3451737.72005371">
                <text:p>3451737.72005371</text:p>
              </table:table-cell>
              <table:table-cell office:value-type="float" office:value="4096">
                <text:p>4096</text:p>
              </table:table-cell>
              <table:table-cell office:value-type="float" office:value="3635543.97726491">
                <text:p>3635543.97726491</text:p>
              </table:table-cell>
              <table:table-cell office:value-type="float" office:value="4096">
                <text:p>4096</text:p>
              </table:table-cell>
              <table:table-cell office:value-type="float" office:value="1203366.41499761">
                <text:p>1203366.41499761</text:p>
              </table:table-cell>
              <table:table-cell office:value-type="float" office:value="4096">
                <text:p>4096</text:p>
              </table:table-cell>
              <table:table-cell office:value-type="float" office:value="163564.804726012">
                <text:p>163564.804726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3722426.79581144">
                <text:p>3722426.79581144</text:p>
              </table:table-cell>
              <table:table-cell office:value-type="float" office:value="8192">
                <text:p>8192</text:p>
              </table:table-cell>
              <table:table-cell office:value-type="float" office:value="3811409.41882695">
                <text:p>3811409.41882695</text:p>
              </table:table-cell>
              <table:table-cell office:value-type="float" office:value="8192">
                <text:p>8192</text:p>
              </table:table-cell>
              <table:table-cell office:value-type="float" office:value="1139101.34530272">
                <text:p>1139101.34530272</text:p>
              </table:table-cell>
              <table:table-cell office:value-type="float" office:value="8192">
                <text:p>8192</text:p>
              </table:table-cell>
              <table:table-cell office:value-type="float" office:value="83171.7487975408">
                <text:p>83171.7487975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2886364.95533047">
                <text:p>2886364.95533047</text:p>
              </table:table-cell>
              <table:table-cell office:value-type="float" office:value="16384">
                <text:p>16384</text:p>
              </table:table-cell>
              <table:table-cell office:value-type="float" office:value="3755417.67751216">
                <text:p>3755417.67751216</text:p>
              </table:table-cell>
              <table:table-cell office:value-type="float" office:value="16384">
                <text:p>16384</text:p>
              </table:table-cell>
              <table:table-cell office:value-type="float" office:value="1135404.83037298">
                <text:p>1135404.83037298</text:p>
              </table:table-cell>
              <table:table-cell office:value-type="float" office:value="16384">
                <text:p>16384</text:p>
              </table:table-cell>
              <table:table-cell office:value-type="float" office:value="42096.2222679221">
                <text:p>42096.2222679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637954.970430019">
                <text:p>637954.970430019</text:p>
              </table:table-cell>
              <table:table-cell office:value-type="float" office:value="32768">
                <text:p>32768</text:p>
              </table:table-cell>
              <table:table-cell office:value-type="float" office:value="637740.295319465">
                <text:p>637740.295319465</text:p>
              </table:table-cell>
              <table:table-cell office:value-type="float" office:value="32768">
                <text:p>32768</text:p>
              </table:table-cell>
              <table:table-cell office:value-type="float" office:value="1031341.60606454">
                <text:p>1031341.60606454</text:p>
              </table:table-cell>
              <table:table-cell office:value-type="float" office:value="32768">
                <text:p>32768</text:p>
              </table:table-cell>
              <table:table-cell office:value-type="float" office:value="21195.0595652779">
                <text:p>21195.0595652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559429.738749288">
                <text:p>559429.738749288</text:p>
              </table:table-cell>
              <table:table-cell office:value-type="float" office:value="65536">
                <text:p>65536</text:p>
              </table:table-cell>
              <table:table-cell office:value-type="float" office:value="511310.043609365">
                <text:p>511310.043609365</text:p>
              </table:table-cell>
              <table:table-cell office:value-type="float" office:value="65536">
                <text:p>65536</text:p>
              </table:table-cell>
              <table:table-cell office:value-type="float" office:value="1033399.52642964">
                <text:p>1033399.52642964</text:p>
              </table:table-cell>
              <table:table-cell office:value-type="float" office:value="65536">
                <text:p>65536</text:p>
              </table:table-cell>
              <table:table-cell office:value-type="float" office:value="10453.5418990337">
                <text:p>10453.5418990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348851.242287559">
                <text:p>348851.242287559</text:p>
              </table:table-cell>
              <table:table-cell office:value-type="float" office:value="131072">
                <text:p>131072</text:p>
              </table:table-cell>
              <table:table-cell office:value-type="float" office:value="323340.650736168">
                <text:p>323340.650736168</text:p>
              </table:table-cell>
              <table:table-cell office:value-type="float" office:value="131072">
                <text:p>131072</text:p>
              </table:table-cell>
              <table:table-cell office:value-type="float" office:value="989341.038829993">
                <text:p>989341.038829993</text:p>
              </table:table-cell>
              <table:table-cell office:value-type="float" office:value="131072">
                <text:p>131072</text:p>
              </table:table-cell>
              <table:table-cell office:value-type="float" office:value="4241.10222520342">
                <text:p>4241.10222520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339705.06805991">
                <text:p>339705.06805991</text:p>
              </table:table-cell>
              <table:table-cell office:value-type="float" office:value="262144">
                <text:p>262144</text:p>
              </table:table-cell>
              <table:table-cell office:value-type="float" office:value="275241.576275952">
                <text:p>275241.576275952</text:p>
              </table:table-cell>
              <table:table-cell office:value-type="float" office:value="262144">
                <text:p>262144</text:p>
              </table:table-cell>
              <table:table-cell office:value-type="float" office:value="988655.560232982">
                <text:p>988655.560232982</text:p>
              </table:table-cell>
              <table:table-cell office:value-type="float" office:value="262144">
                <text:p>262144</text:p>
              </table:table-cell>
              <table:table-cell office:value-type="float" office:value="1834.209759709">
                <text:p>1834.209759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306219.86586369">
                <text:p>306219.86586369</text:p>
              </table:table-cell>
              <table:table-cell office:value-type="float" office:value="524288">
                <text:p>524288</text:p>
              </table:table-cell>
              <table:table-cell office:value-type="float" office:value="356691.896673491">
                <text:p>356691.896673491</text:p>
              </table:table-cell>
              <table:table-cell office:value-type="float" office:value="524288">
                <text:p>524288</text:p>
              </table:table-cell>
              <table:table-cell office:value-type="float" office:value="871000.702603779">
                <text:p>871000.702603779</text:p>
              </table:table-cell>
              <table:table-cell office:value-type="float" office:value="524288">
                <text:p>524288</text:p>
              </table:table-cell>
              <table:table-cell office:value-type="float" office:value="984.651416325307">
                <text:p>984.651416325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294621.812727662">
                <text:p>294621.812727662</text:p>
              </table:table-cell>
              <table:table-cell office:value-type="float" office:value="1048576">
                <text:p>1048576</text:p>
              </table:table-cell>
              <table:table-cell office:value-type="float" office:value="243177.220926505">
                <text:p>243177.220926505</text:p>
              </table:table-cell>
              <table:table-cell office:value-type="float" office:value="1048576">
                <text:p>1048576</text:p>
              </table:table-cell>
              <table:table-cell office:value-type="float" office:value="842955.338977318">
                <text:p>842955.338977318</text:p>
              </table:table-cell>
              <table:table-cell office:value-type="float" office:value="1048576">
                <text:p>1048576</text:p>
              </table:table-cell>
              <table:table-cell office:value-type="float" office:value="486.153375371686">
                <text:p>486.1533753716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